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c4996" officeooo:paragraph-rsid="000c4996" style:font-size-asian="19.25pt" style:font-size-complex="22pt"/>
    </style:style>
    <style:style style:name="P2" style:family="paragraph" style:parent-style-name="Standard">
      <style:paragraph-properties fo:text-align="start" style:justify-single-word="false"/>
      <style:text-properties fo:font-size="15pt" officeooo:rsid="000c4996" officeooo:paragraph-rsid="000c4996" style:font-size-asian="13.1000003814697pt" style:font-size-complex="15pt"/>
    </style:style>
    <style:style style:name="P3" style:family="paragraph" style:parent-style-name="Standard">
      <style:paragraph-properties fo:text-align="start" style:justify-single-word="false"/>
      <style:text-properties fo:font-size="15pt" fo:font-weight="bold" officeooo:rsid="000c4996" officeooo:paragraph-rsid="000c4996"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c6013" officeooo:paragraph-rsid="000c6013"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normal" officeooo:rsid="000c4996" officeooo:paragraph-rsid="000c4996"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style:font-name="Liberation Serif" fo:font-size="15pt" fo:font-weight="bold" officeooo:rsid="000c6013" officeooo:paragraph-rsid="000c6013"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style:font-name="Liberation Serif" fo:font-size="15pt" fo:font-weight="bold" officeooo:rsid="000c9821" officeooo:paragraph-rsid="000c9821"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style:font-name="Liberation Serif" fo:font-size="15pt" fo:font-weight="normal" officeooo:rsid="000c6013" officeooo:paragraph-rsid="000c6013"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style:font-name="Liberation Serif" fo:font-size="15pt" fo:font-weight="normal" officeooo:rsid="000c9821" officeooo:paragraph-rsid="000c9821"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style:font-name="Liberation Serif" fo:font-size="15pt" fo:font-weight="normal" officeooo:rsid="000e45e1" officeooo:paragraph-rsid="000e45e1"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style:font-name="Liberation Serif" fo:font-size="15pt" fo:font-weight="normal" officeooo:rsid="000f17a2" officeooo:paragraph-rsid="000f17a2"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style:font-name="Liberation Serif" fo:font-size="15pt" fo:font-weight="normal" officeooo:rsid="001057dd" officeooo:paragraph-rsid="001057dd"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style:font-name="Liberation Serif" fo:font-size="15pt" fo:font-weight="normal" officeooo:rsid="0010db39" officeooo:paragraph-rsid="0010db39"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style:font-name="Liberation Serif" fo:font-size="15pt" fo:font-style="normal" fo:font-weight="normal" officeooo:rsid="0010db39" officeooo:paragraph-rsid="0010db39"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style:font-name="Liberation Serif" fo:font-size="15pt" fo:language="cs" fo:country="CZ" fo:font-style="normal" fo:font-weight="normal" officeooo:rsid="00117197" officeooo:paragraph-rsid="00117197" style:font-size-asian="13.1000003814697pt" style:font-style-asian="normal" style:font-weight-asian="normal" style:font-size-complex="15pt" style:font-style-complex="normal" style:font-weight-complex="normal"/>
    </style:style>
    <style:style style:name="P16" style:family="paragraph" style:parent-style-name="Standard">
      <style:text-properties fo:color="#000000" loext:opacity="100%" style:font-name="Consolas" fo:font-size="9.5pt" style:font-size-asian="9.5pt"/>
    </style:style>
    <style:style style:name="P17" style:family="paragraph" style:parent-style-name="Standard">
      <style:paragraph-properties fo:text-align="start" style:justify-single-word="false"/>
      <style:text-properties fo:font-size="15pt" fo:language="cs" fo:country="CZ" officeooo:rsid="000c4996" officeooo:paragraph-rsid="000c4996" style:font-size-asian="13.1000003814697pt" style:font-size-complex="15pt"/>
    </style:style>
    <style:style style:name="P18" style:family="paragraph" style:parent-style-name="Standard">
      <style:paragraph-properties fo:text-align="start" style:justify-single-word="false"/>
      <style:text-properties fo:font-size="15pt" fo:language="cs" fo:country="CZ" officeooo:rsid="0014856b" officeooo:paragraph-rsid="0014856b" style:font-size-asian="13.1000003814697pt" style:font-size-complex="15pt"/>
    </style:style>
    <style:style style:name="P19" style:family="paragraph" style:parent-style-name="Standard">
      <style:paragraph-properties fo:text-align="start" style:justify-single-word="false"/>
      <style:text-properties fo:font-size="15pt" fo:language="cs" fo:country="CZ" officeooo:rsid="00163369" officeooo:paragraph-rsid="00163369" style:font-size-asian="13.1000003814697pt" style:font-size-complex="15pt"/>
    </style:style>
    <style:style style:name="P20" style:family="paragraph" style:parent-style-name="Standard">
      <style:paragraph-properties fo:text-align="start" style:justify-single-word="false"/>
      <style:text-properties fo:font-size="15pt" fo:language="cs" fo:country="CZ" officeooo:rsid="00163369" officeooo:paragraph-rsid="0016bd35" style:font-size-asian="13.1000003814697pt" style:font-size-complex="15pt"/>
    </style:style>
    <style:style style:name="P21" style:family="paragraph" style:parent-style-name="Standard">
      <style:paragraph-properties fo:text-align="start" style:justify-single-word="false"/>
      <style:text-properties fo:font-size="15pt" fo:language="cs" fo:country="CZ" officeooo:rsid="0016bd35" officeooo:paragraph-rsid="0016bd35" style:font-size-asian="13.1000003814697pt" style:font-size-complex="15pt"/>
    </style:style>
    <style:style style:name="P22" style:family="paragraph" style:parent-style-name="Standard">
      <style:paragraph-properties fo:text-align="start" style:justify-single-word="false"/>
      <style:text-properties fo:font-size="15pt" fo:language="cs" fo:country="CZ" fo:font-weight="bold" officeooo:rsid="000c4996" officeooo:paragraph-rsid="000c4996"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fo:font-size="15pt" fo:language="cs" fo:country="CZ" fo:font-weight="bold" officeooo:rsid="001347a2" officeooo:paragraph-rsid="001347a2"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fo:font-size="15pt" fo:language="cs" fo:country="CZ" fo:font-weight="bold" officeooo:rsid="00163369" officeooo:paragraph-rsid="00163369" style:font-size-asian="13.1000003814697pt" style:font-weight-asian="bold" style:font-size-complex="15pt" style:font-weight-complex="bold"/>
    </style:style>
    <style:style style:name="P25" style:family="paragraph" style:parent-style-name="Standard">
      <style:paragraph-properties fo:text-align="start" style:justify-single-word="false"/>
      <style:text-properties fo:font-size="15pt" fo:language="cs" fo:country="CZ" fo:font-weight="normal" officeooo:rsid="000c4996" officeooo:paragraph-rsid="000c4996"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fo:font-size="15pt" fo:language="cs" fo:country="CZ" fo:font-weight="normal" officeooo:rsid="0017629f" officeooo:paragraph-rsid="0017629f"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fo:font-size="15pt" fo:language="en" fo:country="US" fo:font-style="italic" fo:font-weight="bold" officeooo:rsid="00129412" officeooo:paragraph-rsid="00129412"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start" style:justify-single-word="false"/>
      <style:text-properties fo:font-size="15pt" fo:language="en" fo:country="US" fo:font-weight="bold" officeooo:rsid="00163369" officeooo:paragraph-rsid="00163369"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fo:font-size="15pt" fo:language="en" fo:country="US" fo:font-weight="normal" officeooo:rsid="00163369" officeooo:paragraph-rsid="00163369"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fo:font-size="15pt" officeooo:rsid="000c4996" officeooo:paragraph-rsid="000c4996" style:font-size-asian="13.1000003814697pt" style:font-size-complex="15pt"/>
    </style:style>
    <style:style style:name="P31" style:family="paragraph" style:parent-style-name="Standard">
      <style:paragraph-properties fo:text-align="start" style:justify-single-word="false"/>
      <style:text-properties fo:font-size="15pt" officeooo:rsid="000c4996" officeooo:paragraph-rsid="00163369" style:font-size-asian="13.1000003814697pt" style:font-size-complex="15pt"/>
    </style:style>
    <style:style style:name="P32" style:family="paragraph" style:parent-style-name="Standard">
      <style:paragraph-properties fo:text-align="start" style:justify-single-word="false"/>
      <style:text-properties fo:color="#000000" loext:opacity="100%" style:font-name="Consolas" fo:font-size="9.5pt" fo:font-weight="bold" officeooo:rsid="000c4996" officeooo:paragraph-rsid="000c4996" style:font-size-asian="9.5pt" style:font-weight-asian="bold" style:font-size-complex="15pt" style:font-weight-complex="bold"/>
    </style:style>
    <style:style style:name="P33" style:family="paragraph" style:parent-style-name="Standard">
      <style:paragraph-properties fo:text-align="start" style:justify-single-word="false"/>
      <style:text-properties fo:color="#000000" loext:opacity="100%" style:font-name="Consolas" fo:font-size="9.5pt" fo:font-weight="bold" officeooo:rsid="000c6013" officeooo:paragraph-rsid="000c6013" style:font-size-asian="9.5pt" style:font-weight-asian="bold" style:font-size-complex="15pt" style:font-weight-complex="bold"/>
    </style:style>
    <style:style style:name="P34" style:family="paragraph" style:parent-style-name="Standard">
      <style:text-properties fo:color="#000000" loext:opacity="100%" style:font-name="Consolas" fo:font-size="9.5pt" style:font-size-asian="9.5pt"/>
    </style:style>
    <style:style style:name="P35" style:family="paragraph" style:parent-style-name="Standard">
      <style:paragraph-properties fo:text-align="start" style:justify-single-word="false"/>
      <style:text-properties fo:color="#000000" loext:opacity="100%" style:font-name="Consolas" fo:font-size="9.5pt" fo:font-weight="normal" officeooo:rsid="000c6013" officeooo:paragraph-rsid="000c6013" style:font-size-asian="9.5pt" style:font-weight-asian="normal" style:font-size-complex="15pt" style:font-weight-complex="normal"/>
    </style:style>
    <style:style style:name="P36" style:family="paragraph" style:parent-style-name="Standard">
      <style:paragraph-properties fo:text-align="start" style:justify-single-word="false"/>
      <style:text-properties fo:color="#000000" loext:opacity="100%" style:font-name="Consolas" fo:font-size="9.5pt" fo:font-weight="normal" officeooo:rsid="000f17a2" officeooo:paragraph-rsid="000f17a2" style:font-size-asian="9.5pt" style:font-weight-asian="normal" style:font-size-complex="15pt" style:font-weight-complex="normal"/>
    </style:style>
    <style:style style:name="P37" style:family="paragraph" style:parent-style-name="Standard">
      <style:paragraph-properties fo:text-align="start" style:justify-single-word="false"/>
      <style:text-properties fo:color="#000000" loext:opacity="100%" style:font-name="Consolas" fo:font-size="9.5pt" fo:language="cs" fo:country="CZ" fo:font-weight="normal" officeooo:rsid="000c9821" officeooo:paragraph-rsid="000c9821" style:font-size-asian="9.5pt" style:font-weight-asian="normal" style:font-size-complex="15pt" style:font-weight-complex="normal"/>
    </style:style>
    <style:style style:name="P38" style:family="paragraph" style:parent-style-name="Standard">
      <style:paragraph-properties fo:text-align="start" style:justify-single-word="false"/>
      <style:text-properties fo:color="#000000" loext:opacity="100%" style:font-name="Consolas" fo:font-size="9.5pt" fo:language="cs" fo:country="CZ" fo:font-weight="normal" officeooo:rsid="000e45e1" officeooo:paragraph-rsid="000e45e1" style:font-size-asian="9.5pt" style:font-weight-asian="normal" style:font-size-complex="15pt" style:font-weight-complex="normal"/>
    </style:style>
    <style:style style:name="P39" style:family="paragraph" style:parent-style-name="Standard">
      <style:paragraph-properties fo:text-align="start" style:justify-single-word="false"/>
      <style:text-properties fo:color="#000000" loext:opacity="100%" style:font-name="Consolas" fo:font-size="9.5pt" fo:language="cs" fo:country="CZ" fo:font-weight="normal" officeooo:rsid="001057dd" officeooo:paragraph-rsid="001057dd" style:font-size-asian="9.5pt" style:font-weight-asian="normal" style:font-size-complex="15pt" style:font-weight-complex="normal"/>
    </style:style>
    <style:style style:name="P40" style:family="paragraph" style:parent-style-name="Standard">
      <style:paragraph-properties fo:text-align="start" style:justify-single-word="false"/>
      <style:text-properties fo:color="#000000" loext:opacity="100%" style:font-name="Consolas" fo:font-size="9.5pt" fo:language="en" fo:country="US" fo:font-weight="normal" officeooo:rsid="000e45e1" officeooo:paragraph-rsid="000e45e1" style:font-size-asian="9.5pt" style:font-weight-asian="normal" style:font-size-complex="15pt" style:font-weight-complex="normal"/>
    </style:style>
    <style:style style:name="P41" style:family="paragraph" style:parent-style-name="Standard">
      <style:paragraph-properties fo:text-align="start" style:justify-single-word="false"/>
      <style:text-properties fo:color="#000000" loext:opacity="100%" style:font-name="Consolas" fo:font-size="15pt" fo:language="en" fo:country="US" fo:font-weight="normal" officeooo:rsid="001057dd" officeooo:paragraph-rsid="001057dd" style:font-size-asian="13.1000003814697pt" style:font-weight-asian="normal" style:font-size-complex="15pt" style:font-weight-complex="normal"/>
    </style:style>
    <style:style style:name="P42" style:family="paragraph" style:parent-style-name="Standard">
      <style:paragraph-properties fo:text-align="start" style:justify-single-word="false"/>
      <style:text-properties fo:color="#000000" loext:opacity="100%" style:font-name="Liberation Serif" fo:font-size="15pt" fo:font-weight="normal" officeooo:rsid="000c4996" officeooo:paragraph-rsid="000c4996" style:font-size-asian="13.1000003814697pt" style:font-weight-asian="normal" style:font-size-complex="15pt" style:font-weight-complex="normal"/>
    </style:style>
    <style:style style:name="P43" style:family="paragraph" style:parent-style-name="Standard">
      <style:paragraph-properties fo:text-align="start" style:justify-single-word="false"/>
      <style:text-properties fo:color="#000000" loext:opacity="100%" style:font-name="Liberation Serif" fo:font-size="15pt" fo:font-weight="normal" officeooo:rsid="001347a2" officeooo:paragraph-rsid="001347a2" style:font-size-asian="13.1000003814697pt" style:font-weight-asian="normal" style:font-size-complex="15pt" style:font-weight-complex="normal"/>
    </style:style>
    <style:style style:name="P44" style:family="paragraph" style:parent-style-name="Standard">
      <style:paragraph-properties fo:text-align="start" style:justify-single-word="false"/>
      <style:text-properties fo:color="#000000" loext:opacity="100%" style:font-name="Liberation Serif" fo:font-size="15pt" fo:font-weight="bold" officeooo:rsid="000c6013" officeooo:paragraph-rsid="000c6013"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fo:color="#000000" loext:opacity="100%" style:font-name="Liberation Serif" fo:font-size="15pt" fo:font-weight="bold" officeooo:rsid="00129412" officeooo:paragraph-rsid="00129412" style:font-size-asian="13.1000003814697pt" style:font-weight-asian="bold" style:font-size-complex="15pt" style:font-weight-complex="bold"/>
    </style:style>
    <style:style style:name="P46" style:family="paragraph" style:parent-style-name="Standard">
      <style:paragraph-properties fo:text-align="start" style:justify-single-word="false"/>
      <style:text-properties fo:color="#000000" loext:opacity="100%" style:font-name="Liberation Serif" fo:font-size="15pt" fo:language="cs" fo:country="CZ" fo:font-weight="normal" officeooo:rsid="000c6013" officeooo:paragraph-rsid="000c6013" style:font-size-asian="13.1000003814697pt" style:font-weight-asian="normal" style:font-size-complex="15pt" style:font-weight-complex="normal"/>
    </style:style>
    <style:style style:name="P47" style:family="paragraph" style:parent-style-name="Standard">
      <style:paragraph-properties fo:text-align="start" style:justify-single-word="false"/>
      <style:text-properties fo:color="#000000" loext:opacity="100%" style:font-name="Liberation Serif" fo:font-size="15pt" fo:language="cs" fo:country="CZ" fo:font-weight="normal" officeooo:rsid="000c9821" officeooo:paragraph-rsid="000c9821" style:font-size-asian="13.1000003814697pt" style:font-weight-asian="normal" style:font-size-complex="15pt" style:font-weight-complex="normal"/>
    </style:style>
    <style:style style:name="P48" style:family="paragraph" style:parent-style-name="Standard">
      <style:paragraph-properties fo:text-align="start" style:justify-single-word="false"/>
      <style:text-properties fo:color="#000000" loext:opacity="100%" style:font-name="Liberation Serif" fo:font-size="15pt" fo:language="cs" fo:country="CZ" fo:font-weight="normal" officeooo:rsid="000e45e1" officeooo:paragraph-rsid="000c9821" style:font-size-asian="13.1000003814697pt" style:font-weight-asian="normal" style:font-size-complex="15pt" style:font-weight-complex="normal"/>
    </style:style>
    <style:style style:name="P49" style:family="paragraph" style:parent-style-name="Standard">
      <style:paragraph-properties fo:text-align="start" style:justify-single-word="false"/>
      <style:text-properties fo:color="#000000" loext:opacity="100%" style:font-name="Liberation Serif" fo:font-size="15pt" fo:language="cs" fo:country="CZ" fo:font-weight="normal" officeooo:rsid="000e45e1" officeooo:paragraph-rsid="000e45e1" style:font-size-asian="13.1000003814697pt" style:font-weight-asian="normal" style:font-size-complex="15pt" style:font-weight-complex="normal"/>
    </style:style>
    <style:style style:name="P50" style:family="paragraph" style:parent-style-name="Standard">
      <style:paragraph-properties fo:text-align="start" style:justify-single-word="false"/>
      <style:text-properties fo:color="#000000" loext:opacity="100%" style:font-name="Liberation Serif" fo:font-size="15pt" fo:language="cs" fo:country="CZ" fo:font-weight="normal" officeooo:rsid="000e45e1" officeooo:paragraph-rsid="00129412" style:font-size-asian="13.1000003814697pt" style:font-weight-asian="normal" style:font-size-complex="15pt" style:font-weight-complex="normal"/>
    </style:style>
    <style:style style:name="P51" style:family="paragraph" style:parent-style-name="Standard">
      <style:paragraph-properties fo:text-align="start" style:justify-single-word="false"/>
      <style:text-properties fo:color="#000000" loext:opacity="100%" style:font-name="Liberation Serif" fo:font-size="15pt" fo:language="cs" fo:country="CZ" fo:font-weight="normal" officeooo:rsid="000f17a2" officeooo:paragraph-rsid="000f17a2" style:font-size-asian="13.1000003814697pt" style:font-weight-asian="normal" style:font-size-complex="15pt" style:font-weight-complex="normal"/>
    </style:style>
    <style:style style:name="P52" style:family="paragraph" style:parent-style-name="Standard">
      <style:paragraph-properties fo:text-align="start" style:justify-single-word="false"/>
      <style:text-properties fo:color="#000000" loext:opacity="100%" style:font-name="Liberation Serif" fo:font-size="15pt" fo:language="cs" fo:country="CZ" fo:font-weight="normal" officeooo:rsid="001057dd" officeooo:paragraph-rsid="001057dd" style:font-size-asian="13.1000003814697pt" style:font-weight-asian="normal" style:font-size-complex="15pt" style:font-weight-complex="normal"/>
    </style:style>
    <style:style style:name="P53" style:family="paragraph" style:parent-style-name="Standard">
      <style:paragraph-properties fo:text-align="start" style:justify-single-word="false"/>
      <style:text-properties fo:color="#000000" loext:opacity="100%" style:font-name="Liberation Serif" fo:font-size="15pt" fo:language="cs" fo:country="CZ" fo:font-style="normal" fo:font-weight="normal" officeooo:rsid="0010db39" officeooo:paragraph-rsid="0010db39" style:font-size-asian="13.1000003814697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fo:color="#000000" loext:opacity="100%" style:font-name="Liberation Serif" fo:font-size="15pt" fo:language="cs" fo:country="CZ" fo:font-style="normal" fo:font-weight="normal" officeooo:rsid="00117197" officeooo:paragraph-rsid="00117197" style:font-size-asian="13.1000003814697pt" style:font-style-asian="normal" style:font-weight-asian="normal" style:font-size-complex="15pt" style:font-style-complex="normal" style:font-weight-complex="normal"/>
    </style:style>
    <style:style style:name="P55" style:family="paragraph" style:parent-style-name="Standard">
      <style:paragraph-properties fo:text-align="start" style:justify-single-word="false"/>
      <style:text-properties fo:color="#000000" loext:opacity="100%" style:font-name="Liberation Serif" fo:font-size="15pt" fo:language="cs" fo:country="CZ" fo:font-style="normal" fo:font-weight="normal" officeooo:rsid="0016bd35" officeooo:paragraph-rsid="0017629f" style:font-size-asian="13.1000003814697pt" style:font-style-asian="normal" style:font-weight-asian="normal" style:font-size-complex="15pt" style:font-style-complex="normal" style:font-weight-complex="normal"/>
    </style:style>
    <style:style style:name="P56" style:family="paragraph" style:parent-style-name="Standard">
      <style:paragraph-properties fo:text-align="start" style:justify-single-word="false"/>
      <style:text-properties fo:color="#000000" loext:opacity="100%" style:font-name="Liberation Serif" fo:font-size="15pt" fo:language="cs" fo:country="CZ" fo:font-style="normal" fo:font-weight="normal" officeooo:rsid="0016bd35" officeooo:paragraph-rsid="00117197" style:font-size-asian="13.1000003814697pt" style:font-style-asian="normal" style:font-weight-asian="normal" style:font-size-complex="15pt" style:font-style-complex="normal" style:font-weight-complex="normal"/>
    </style:style>
    <style:style style:name="P57" style:family="paragraph" style:parent-style-name="Standard">
      <style:paragraph-properties fo:text-align="start" style:justify-single-word="false"/>
      <style:text-properties fo:color="#000000" loext:opacity="100%" style:font-name="Liberation Serif" fo:font-size="15pt" fo:language="en" fo:country="US" fo:font-weight="normal" officeooo:rsid="000e45e1" officeooo:paragraph-rsid="000e45e1" style:font-size-asian="13.1000003814697pt" style:font-weight-asian="normal" style:font-size-complex="15pt" style:font-weight-complex="normal"/>
    </style:style>
    <style:style style:name="P58" style:family="paragraph" style:parent-style-name="Standard">
      <style:paragraph-properties fo:text-align="start" style:justify-single-word="false"/>
      <style:text-properties fo:color="#000000" loext:opacity="100%" style:font-name="Liberation Serif" fo:font-size="15pt" fo:language="en" fo:country="US" fo:font-weight="normal" officeooo:rsid="0010db39" officeooo:paragraph-rsid="0010db39" style:font-size-asian="13.1000003814697pt" style:font-weight-asian="normal" style:font-size-complex="15pt" style:font-weight-complex="normal"/>
    </style:style>
    <style:style style:name="P59" style:family="paragraph" style:parent-style-name="Standard">
      <style:paragraph-properties fo:text-align="start" style:justify-single-word="false"/>
      <style:text-properties fo:color="#000000" loext:opacity="100%" style:font-name="Liberation Serif" fo:font-size="15pt" fo:language="en" fo:country="US" fo:font-style="italic" fo:font-weight="bold" officeooo:rsid="00129412" officeooo:paragraph-rsid="00129412"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start" style:justify-single-word="false"/>
      <style:text-properties fo:color="#000000" loext:opacity="100%" style:font-name="Liberation Serif" fo:font-size="15pt" fo:language="en" fo:country="US" fo:font-style="italic" fo:font-weight="bold" officeooo:rsid="001347a2" officeooo:paragraph-rsid="001347a2"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start" style:justify-single-word="false"/>
      <style:text-properties fo:color="#000000" loext:opacity="100%" style:font-name="Liberation Serif" fo:font-size="15pt" fo:language="en" fo:country="US" fo:font-style="italic" fo:font-weight="bold" officeooo:rsid="0010db39" officeooo:paragraph-rsid="0010db39" style:font-size-asian="13.1000003814697pt" style:font-style-asian="italic" style:font-weight-asian="bold" style:font-size-complex="15pt" style:font-style-complex="italic" style:font-weight-complex="bold"/>
    </style:style>
    <style:style style:name="P62" style:family="paragraph" style:parent-style-name="Standard">
      <style:paragraph-properties fo:text-align="start" style:justify-single-word="false"/>
      <style:text-properties fo:color="#000000" loext:opacity="100%" style:font-name="Liberation Serif" fo:font-size="15pt" fo:language="en" fo:country="US" fo:font-style="italic" fo:font-weight="bold" officeooo:rsid="00117197" officeooo:paragraph-rsid="00117197" style:font-size-asian="13.1000003814697pt" style:font-style-asian="italic" style:font-weight-asian="bold" style:font-size-complex="15pt" style:font-style-complex="italic" style:font-weight-complex="bold"/>
    </style:style>
    <style:style style:name="P63" style:family="paragraph" style:parent-style-name="Standard">
      <style:paragraph-properties fo:text-align="start" style:justify-single-word="false"/>
      <style:text-properties fo:color="#000000" loext:opacity="100%" style:font-name="Liberation Serif" fo:font-size="15pt" fo:language="en" fo:country="US" fo:font-style="normal" fo:font-weight="normal" officeooo:rsid="00117197" officeooo:paragraph-rsid="00117197" style:font-size-asian="13.1000003814697pt" style:font-style-asian="normal" style:font-weight-asian="normal" style:font-size-complex="15pt" style:font-style-complex="normal" style:font-weight-complex="normal"/>
    </style:style>
    <style:style style:name="P64" style:family="paragraph" style:parent-style-name="Standard">
      <style:paragraph-properties fo:text-align="start" style:justify-single-word="false"/>
      <style:text-properties fo:color="#000000" loext:opacity="100%" style:font-name="Liberation Serif" fo:font-size="9.5pt" fo:font-weight="normal" officeooo:rsid="000c4996" officeooo:paragraph-rsid="000c4996" style:font-size-asian="9.5pt" style:font-weight-asian="normal" style:font-size-complex="15pt" style:font-weight-complex="normal"/>
    </style:style>
    <style:style style:name="P65" style:family="paragraph" style:parent-style-name="Standard">
      <style:paragraph-properties fo:text-align="start" style:justify-single-word="false"/>
      <style:text-properties fo:color="#000000" loext:opacity="100%" style:font-name="Liberation Serif" fo:font-size="18pt" fo:font-weight="bold" officeooo:rsid="000c4996" officeooo:paragraph-rsid="000c4996"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Liberation Serif" fo:font-size="18pt" fo:font-weight="bold" officeooo:rsid="000c6013" officeooo:paragraph-rsid="000c6013" style:font-size-asian="18pt" style:font-weight-asian="bold" style:font-size-complex="18pt" style:font-weight-complex="bold"/>
    </style:style>
    <style:style style:name="P67" style:family="paragraph" style:parent-style-name="Standard">
      <style:paragraph-properties fo:text-align="start" style:justify-single-word="false"/>
      <style:text-properties fo:color="#000000" loext:opacity="100%" style:font-name="Liberation Serif" fo:font-size="18pt" fo:font-weight="bold" officeooo:rsid="000c9821" officeooo:paragraph-rsid="000c9821" style:font-size-asian="18pt" style:font-weight-asian="bold" style:font-size-complex="18pt" style:font-weight-complex="bold"/>
    </style:style>
    <style:style style:name="P68" style:family="paragraph" style:parent-style-name="Standard">
      <style:paragraph-properties fo:text-align="start" style:justify-single-word="false"/>
      <style:text-properties fo:color="#000000" loext:opacity="100%" style:font-name="Liberation Serif" fo:font-size="18pt" fo:language="cs" fo:country="CZ" fo:font-weight="bold" officeooo:rsid="000c9821" officeooo:paragraph-rsid="000c9821" style:font-size-asian="18pt" style:font-weight-asian="bold" style:font-size-complex="18pt" style:font-weight-complex="bold"/>
    </style:style>
    <style:style style:name="P69" style:family="paragraph" style:parent-style-name="Standard">
      <style:paragraph-properties fo:text-align="start" style:justify-single-word="false"/>
      <style:text-properties fo:color="#000000" loext:opacity="100%" style:font-name="Liberation Serif" fo:font-size="18pt" fo:language="cs" fo:country="CZ" fo:font-weight="bold" officeooo:rsid="001057dd" officeooo:paragraph-rsid="001057dd" style:font-size-asian="18pt" style:font-weight-asian="bold" style:font-size-complex="18pt" style:font-weight-complex="bold"/>
    </style:style>
    <style:style style:name="P70" style:family="paragraph" style:parent-style-name="Standard">
      <style:paragraph-properties fo:text-align="start" style:justify-single-word="false"/>
      <style:text-properties fo:color="#000000" loext:opacity="100%" style:font-name="Liberation Serif" fo:font-size="18pt" fo:language="cs" fo:country="CZ" fo:font-weight="bold" officeooo:rsid="0010db39" officeooo:paragraph-rsid="0010db39" style:font-size-asian="18pt" style:font-weight-asian="bold" style:font-size-complex="18pt" style:font-weight-complex="bold"/>
    </style:style>
    <style:style style:name="P71" style:family="paragraph" style:parent-style-name="Standard">
      <style:paragraph-properties fo:text-align="start" style:justify-single-word="false"/>
      <style:text-properties fo:color="#000000" loext:opacity="100%" style:font-name="Liberation Serif" fo:font-size="18pt" fo:language="cs" fo:country="CZ" fo:font-style="normal" fo:font-weight="bold" officeooo:rsid="0016bd35" officeooo:paragraph-rsid="0017629f"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style:text-properties style:font-name="Liberation Serif" fo:font-size="15pt" fo:language="en" fo:country="US" fo:font-style="italic" fo:font-weight="bold" officeooo:rsid="00129412" officeooo:paragraph-rsid="00129412" style:font-size-asian="13.1000003814697pt" style:font-style-asian="italic" style:font-weight-asian="bold" style:font-size-complex="15pt" style:font-style-complex="italic" style:font-weight-complex="bold"/>
    </style:style>
    <style:style style:name="P73" style:family="paragraph" style:parent-style-name="Standard">
      <style:paragraph-properties fo:text-align="start" style:justify-single-word="false"/>
      <style:text-properties style:font-name="Liberation Serif" fo:font-size="15pt" fo:font-style="italic" fo:font-weight="bold" officeooo:rsid="001347a2" officeooo:paragraph-rsid="001347a2" style:font-size-asian="13.1000003814697pt" style:font-style-asian="italic" style:font-weight-asian="bold" style:font-size-complex="15pt" style:font-style-complex="italic" style:font-weight-complex="bold"/>
    </style:style>
    <style:style style:name="P74" style:family="paragraph" style:parent-style-name="Standard">
      <style:paragraph-properties fo:text-align="start" style:justify-single-word="false"/>
      <style:text-properties fo:font-size="18pt" fo:language="cs" fo:country="CZ" fo:font-weight="bold" officeooo:rsid="000c4996" officeooo:paragraph-rsid="000c4996" style:font-size-asian="18pt" style:font-weight-asian="bold" style:font-size-complex="18pt" style:font-weight-complex="bold"/>
    </style:style>
    <style:style style:name="P75" style:family="paragraph" style:parent-style-name="Standard">
      <style:paragraph-properties fo:text-align="center" style:justify-single-word="false"/>
      <style:text-properties fo:font-size="22pt" fo:font-weight="bold" officeooo:rsid="000c4996" officeooo:paragraph-rsid="000c4996" style:font-size-asian="19.25pt" style:font-weight-asian="bold" style:font-size-complex="22pt" style:font-weight-complex="bold"/>
    </style:style>
    <style:style style:name="P76" style:family="paragraph" style:parent-style-name="Standard">
      <style:paragraph-properties fo:text-align="start" style:justify-single-word="false"/>
      <style:text-properties style:font-name="Liberation Serif" fo:font-size="15pt" fo:font-weight="bold" officeooo:rsid="000c9821" officeooo:paragraph-rsid="000c9821" style:font-size-asian="13.1000003814697pt" style:font-weight-asian="bold" style:font-size-complex="15pt" style:font-weight-complex="bold"/>
    </style:style>
    <style:style style:name="P77" style:family="paragraph" style:parent-style-name="Standard">
      <style:paragraph-properties fo:text-align="start" style:justify-single-word="false"/>
      <style:text-properties style:font-name="Liberation Serif" fo:font-size="15pt" fo:language="en" fo:country="US" fo:font-style="italic" fo:font-weight="bold" officeooo:rsid="00129412" officeooo:paragraph-rsid="00129412" style:font-size-asian="13.1000003814697pt" style:font-style-asian="italic" style:font-weight-asian="bold" style:font-size-complex="15pt" style:font-style-complex="italic" style:font-weight-complex="bold"/>
    </style:style>
    <style:style style:name="P78" style:family="paragraph" style:parent-style-name="Standard">
      <style:paragraph-properties fo:text-align="start" style:justify-single-word="false"/>
      <style:text-properties style:font-name="Liberation Serif" fo:font-size="15pt" fo:language="en" fo:country="US" fo:font-style="italic" fo:font-weight="bold" officeooo:rsid="001347a2" officeooo:paragraph-rsid="001347a2" style:font-size-asian="13.1000003814697pt" style:font-style-asian="italic" style:font-weight-asian="bold" style:font-size-complex="15pt" style:font-style-complex="italic" style:font-weight-complex="bold"/>
    </style:style>
    <style:style style:name="P79" style:family="paragraph" style:parent-style-name="Standard">
      <style:paragraph-properties fo:text-align="start" style:justify-single-word="false"/>
      <style:text-properties style:font-name="Liberation Serif" fo:font-size="15pt" fo:font-style="italic" fo:font-weight="bold" officeooo:rsid="00129412" officeooo:paragraph-rsid="00129412" style:font-size-asian="13.1000003814697pt" style:font-style-asian="italic" style:font-weight-asian="bold" style:font-size-complex="15pt" style:font-style-complex="italic" style:font-weight-complex="bold"/>
    </style:style>
    <style:style style:name="P80" style:family="paragraph" style:parent-style-name="Standard">
      <style:paragraph-properties fo:text-align="center" style:justify-single-word="false"/>
      <style:text-properties fo:font-size="20pt" fo:language="cs" fo:country="CZ" fo:font-weight="bold" officeooo:rsid="0017629f" officeooo:paragraph-rsid="0017629f" style:font-size-asian="17.5pt" style:font-weight-asian="bold" style:font-size-complex="20pt" style:font-weight-complex="bold"/>
    </style:style>
    <style:style style:name="T1" style:family="text">
      <style:text-properties fo:language="en" fo:country="US"/>
    </style:style>
    <style:style style:name="T2" style:family="text">
      <style:text-properties fo:language="en" fo:country="US" officeooo:rsid="0014856b"/>
    </style:style>
    <style:style style:name="T3" style:family="text">
      <style:text-properties fo:language="en" fo:country="US" officeooo:rsid="00163369"/>
    </style:style>
    <style:style style:name="T4" style:family="text">
      <style:text-properties fo:language="en" fo:country="US" fo:font-weight="normal" style:font-weight-asian="normal" style:font-weight-complex="normal"/>
    </style:style>
    <style:style style:name="T5" style:family="text">
      <style:text-properties fo:language="en" fo:country="US" officeooo:rsid="0016bd35"/>
    </style:style>
    <style:style style:name="T6" style:family="text">
      <style:text-properties fo:language="en" fo:country="US" fo:font-style="italic" style:font-style-asian="italic" style:font-style-complex="italic"/>
    </style:style>
    <style:style style:name="T7" style:family="text">
      <style:text-properties fo:language="cs" fo:country="CZ"/>
    </style:style>
    <style:style style:name="T8" style:family="text">
      <style:text-properties fo:language="cs" fo:country="CZ" officeooo:rsid="001347a2"/>
    </style:style>
    <style:style style:name="T9" style:family="text">
      <style:text-properties fo:language="cs" fo:country="CZ" officeooo:rsid="0014856b"/>
    </style:style>
    <style:style style:name="T10" style:family="text">
      <style:text-properties fo:language="cs" fo:country="CZ" officeooo:rsid="00163369"/>
    </style:style>
    <style:style style:name="T11" style:family="text">
      <style:text-properties fo:language="cs" fo:country="CZ" fo:font-weight="normal" style:font-weight-asian="normal" style:font-weight-complex="normal"/>
    </style:style>
    <style:style style:name="T12" style:family="text">
      <style:text-properties fo:color="#000000" loext:opacity="100%"/>
    </style:style>
    <style:style style:name="T13" style:family="text">
      <style:text-properties fo:color="#000000" loext:opacity="100%" style:font-name="Consolas"/>
    </style:style>
    <style:style style:name="T14" style:family="text">
      <style:text-properties fo:color="#000000" loext:opacity="100%" style:font-name="Consolas" fo:font-size="9.5pt" style:font-size-asian="9.5pt"/>
    </style:style>
    <style:style style:name="T15" style:family="text">
      <style:text-properties fo:color="#000000" loext:opacity="100%" style:font-name="Consolas" fo:font-size="9.5pt" fo:language="cs" fo:country="CZ" style:font-size-asian="9.5pt"/>
    </style:style>
    <style:style style:name="T16" style:family="text">
      <style:text-properties fo:color="#000000" loext:opacity="100%" style:font-name="Consolas" fo:font-size="9.5pt" fo:language="cs" fo:country="CZ" officeooo:rsid="000f17a2" style:font-size-asian="9.5pt"/>
    </style:style>
    <style:style style:name="T17" style:family="text">
      <style:text-properties fo:color="#000000" loext:opacity="100%" style:font-name="Consolas" fo:font-size="9.5pt" fo:language="cs" fo:country="CZ" officeooo:rsid="001057dd" style:font-size-asian="9.5pt"/>
    </style:style>
    <style:style style:name="T18" style:family="text">
      <style:text-properties fo:color="#000000" loext:opacity="100%" style:font-name="Consolas" fo:font-size="9.5pt" fo:language="cs" fo:country="CZ" fo:font-weight="normal" style:font-size-asian="9.5pt" style:font-weight-asian="normal" style:font-weight-complex="normal"/>
    </style:style>
    <style:style style:name="T19" style:family="text">
      <style:text-properties fo:color="#000000" loext:opacity="100%" style:font-name="Consolas" fo:font-size="9.5pt" fo:language="en" fo:country="US" style:font-size-asian="9.5pt"/>
    </style:style>
    <style:style style:name="T20" style:family="text">
      <style:text-properties fo:color="#000000" loext:opacity="100%" style:font-name="Consolas" fo:font-size="9.5pt" fo:font-weight="normal" style:font-size-asian="9.5pt" style:font-weight-asian="normal" style:font-weight-complex="normal"/>
    </style:style>
    <style:style style:name="T21" style:family="text">
      <style:text-properties fo:color="#000000" loext:opacity="100%" style:font-name="Consolas" fo:language="en" fo:country="US"/>
    </style:style>
    <style:style style:name="T22" style:family="text">
      <style:text-properties fo:color="#000000" loext:opacity="100%" style:font-name="Liberation Serif"/>
    </style:style>
    <style:style style:name="T23" style:family="text">
      <style:text-properties fo:color="#000000" loext:opacity="100%" style:font-name="Liberation Serif" fo:font-weight="normal" style:font-weight-asian="normal" style:font-weight-complex="normal"/>
    </style:style>
    <style:style style:name="T24" style:family="text">
      <style:text-properties fo:color="#000000" loext:opacity="100%" fo:font-weight="normal" style:font-weight-asian="normal" style:font-weight-complex="normal"/>
    </style:style>
    <style:style style:name="T25" style:family="text">
      <style:text-properties fo:color="#000000" loext:opacity="100%" fo:language="en" fo:country="US"/>
    </style:style>
    <style:style style:name="T26" style:family="text">
      <style:text-properties fo:color="#000000" loext:opacity="100%" fo:language="en" fo:country="US" fo:font-weight="normal" style:font-weight-asian="normal" style:font-weight-complex="normal"/>
    </style:style>
    <style:style style:name="T27" style:family="text">
      <style:text-properties fo:color="#000000" loext:opacity="100%" fo:language="en" fo:country="US" officeooo:rsid="000e45e1"/>
    </style:style>
    <style:style style:name="T28" style:family="text">
      <style:text-properties fo:color="#000000" loext:opacity="100%" fo:language="en" fo:country="US" officeooo:rsid="00117197"/>
    </style:style>
    <style:style style:name="T29" style:family="text">
      <style:text-properties fo:color="#000000" loext:opacity="100%" fo:language="cs" fo:country="CZ"/>
    </style:style>
    <style:style style:name="T30" style:family="text">
      <style:text-properties fo:color="#000000" loext:opacity="100%" fo:language="cs" fo:country="CZ" fo:font-weight="normal" style:font-weight-asian="normal" style:font-weight-complex="normal"/>
    </style:style>
    <style:style style:name="T31" style:family="text">
      <style:text-properties fo:color="#000000" loext:opacity="100%" fo:language="cs" fo:country="CZ" fo:font-weight="normal" officeooo:rsid="001347a2" style:font-weight-asian="normal" style:font-weight-complex="normal"/>
    </style:style>
    <style:style style:name="T32" style:family="text">
      <style:text-properties fo:color="#000000" loext:opacity="100%" fo:language="cs" fo:country="CZ" officeooo:rsid="000e45e1"/>
    </style:style>
    <style:style style:name="T33" style:family="text">
      <style:text-properties fo:color="#000000" loext:opacity="100%" fo:language="cs" fo:country="CZ" officeooo:rsid="000f17a2"/>
    </style:style>
    <style:style style:name="T34" style:family="text">
      <style:text-properties fo:color="#000000" loext:opacity="100%" fo:language="cs" fo:country="CZ" officeooo:rsid="001057dd"/>
    </style:style>
    <style:style style:name="T35" style:family="text">
      <style:text-properties fo:color="#000000" loext:opacity="100%" fo:language="cs" fo:country="CZ" officeooo:rsid="00117197"/>
    </style:style>
    <style:style style:name="T36" style:family="text">
      <style:text-properties fo:color="#000000" loext:opacity="100%" fo:language="cs" fo:country="CZ" officeooo:rsid="001347a2"/>
    </style:style>
    <style:style style:name="T37" style:family="text">
      <style:text-properties fo:color="#000000" loext:opacity="100%" officeooo:rsid="001347a2"/>
    </style:style>
    <style:style style:name="T38" style:family="text">
      <style:text-properties fo:color="#808080" loext:opacity="100%" style:font-name="Consolas" fo:font-size="9.5pt" style:font-size-asian="9.5pt"/>
    </style:style>
    <style:style style:name="T39" style:family="text">
      <style:text-properties fo:color="#008000" loext:opacity="100%" style:font-name="Consolas" fo:font-size="9.5pt" style:font-size-asian="9.5pt"/>
    </style:style>
    <style:style style:name="T40" style:family="text">
      <style:text-properties fo:color="#0000ff" loext:opacity="100%" style:font-name="Consolas" fo:font-size="9.5pt" style:font-size-asian="9.5pt"/>
    </style:style>
    <style:style style:name="T41" style:family="text">
      <style:text-properties fo:color="#800000" loext:opacity="100%" style:font-name="Consolas" fo:font-size="9.5pt" style:font-size-asian="9.5pt"/>
    </style:style>
    <style:style style:name="T42" style:family="text">
      <style:text-properties fo:color="#2b91af" loext:opacity="100%" style:font-name="Consolas" fo:font-size="9.5pt" style:font-size-asian="9.5pt"/>
    </style:style>
    <style:style style:name="T43" style:family="text">
      <style:text-properties officeooo:rsid="001347a2"/>
    </style:style>
    <style:style style:name="T44" style:family="text">
      <style:text-properties officeooo:rsid="0014856b"/>
    </style:style>
    <style:style style:name="T45" style:family="text">
      <style:text-properties officeooo:rsid="00163369"/>
    </style:style>
    <style:style style:name="T46" style:family="text">
      <style:text-properties fo:font-weight="bold" style:font-weight-asian="bold" style:font-weight-complex="bold"/>
    </style:style>
    <style:style style:name="T47" style:family="text">
      <style:text-properties fo:font-weight="bold" officeooo:rsid="0017629f" style:font-weight-asian="bold" style:font-weight-complex="bold"/>
    </style:style>
    <style:style style:name="T48" style:family="text">
      <style:text-properties fo:font-weight="normal" style:font-weight-asian="normal" style:font-weight-complex="normal"/>
    </style:style>
    <style:style style:name="T49" style:family="text">
      <style:text-properties officeooo:rsid="0016bd35"/>
    </style:style>
    <style:style style:name="T50" style:family="text">
      <style:text-properties officeooo:rsid="0017629f"/>
    </style:style>
    <style:style style:name="T51" style:family="text">
      <style:text-properties officeooo:rsid="0017c0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Pacman- dokumentace</text:p>
      <text:p text:style-name="P1"/>
      <text:p text:style-name="P2">Na začátek bych rád uvedl, že tento kod může být základem i pro jiné hry.</text:p>
      <text:p text:style-name="P2">Herní jádro bylo programováno tak, aby dokázalo zpracovat libovolné objekty,</text:p>
      <text:p text:style-name="P2"><text:span text:style-name="T7">spl</text:span><text:span text:style-name="T8">ň</text:span><text:span text:style-name="T7">ující</text:span> jisté požadavky. Zárove<text:span text:style-name="T7">ň ani vzhled jednotlivých herních objektů není neměnný.</text:span></text:p>
      <text:p text:style-name="P17"/>
      <text:p text:style-name="P23">Popis běhu programu:</text:p>
      <text:p text:style-name="P17">Při spuštění programu se nejprve objeví okno nastavení<text:span text:style-name="T3">(SettingsForm)</text:span>, kde si můžete zvolit <text:span text:style-name="T44">buďto </text:span>odkud chcete brát zadaní svých map, nebo můžete nechat políčko nevypl<text:span text:style-name="T44">ně</text:span>né a rovnou zmáčknout start a přejít ke hraní. V tom případě <text:span text:style-name="T44">se</text:span> vybere <text:span text:style-name="T45">implicitní</text:span> cesta k předdefinovaným mapám.</text:p>
      <text:p text:style-name="P17"/>
      <text:p text:style-name="P31"><text:span text:style-name="T7">Mapy jsou definovány v </text:span><text:span text:style-name="T3">prost</text:span><text:span text:style-name="T10">ém textu</text:span><text:span text:style-name="T7">, kde:</text:span></text:p>
      <text:p text:style-name="P31"><text:span text:style-name="T10">-</text:span><text:span text:style-name="T7"> „</text:span><text:span text:style-name="T1">#” reprezentuje st</text:span><text:span text:style-name="T7">ěnu</text:span></text:p>
      <text:p text:style-name="P31"><text:span text:style-name="T7">- „C“ sušenku pro našeho Pacmana</text:span></text:p>
      <text:p text:style-name="P31"><text:span text:style-name="T7">- „M“ reprezentuje spa</text:span><text:span text:style-name="T8">w</text:span><text:span text:style-name="T7">n příšery</text:span></text:p>
      <text:p text:style-name="P31"><text:span text:style-name="T7">- „P“ spawn Pacmana</text:span></text:p>
      <text:p text:style-name="P31"><text:span text:style-name="T7">- „S“ super sušenky, po kterých přejde Pacman do loveckého modu a může lovit příšery.</text:span><text:span text:style-name="T9"> </text:span></text:p>
      <text:p text:style-name="P31"><text:span text:style-name="T9"/></text:p>
      <text:p text:style-name="P31"><text:span text:style-name="T9">Všechny mapy mají fixní velikost </text:span><text:span text:style-name="T2">10x10 v</text:span><text:span text:style-name="T9">četně okrajů</text:span><text:span text:style-name="T2">.</text:span></text:p>
      <text:p text:style-name="P2"><text:span text:style-name="T2"/></text:p>
      <text:p text:style-name="P18">Po máčknutí tlačítka start se zobrazí okno s hrou<text:span text:style-name="T3">(MainForm)</text:span>. Mapy se načítají postupně. Vždy po dokončení mapy, tedy snědení všech sušenek, <text:span text:style-name="T3">se na</text:span><text:span text:style-name="T45">čte další mapa ze složky. Pokud zde nejsou žádné nehrané mapy, hra končí výhrou. Pokud během</text:span></text:p>
      <text:p text:style-name="P19">průchodu dojde ke ztrátě všech tří životů, hra končí prohrou.</text:p>
      <text:p text:style-name="P19"/>
      <text:p text:style-name="P20">Pro každou mapu vytvoří náš program vlastní datovou strukturu „Game“, kde jsou uloženy všechny informace o aktuálním stavu hry. To tedy znamená, všechny pozice, aktuální události atd. </text:p>
      <text:p text:style-name="P20"/>
      <text:p text:style-name="P20"><text:span text:style-name="T49">Dále je zde uložený „Ticker“, který slouží jako synchronizační a řídící prvek celé hry. Při každém tiknutí dojde ke kontrole všech časovačů</text:span><text:span text:style-name="T5">(Timer</text:span><text:span text:style-name="T49">ů</text:span><text:span text:style-name="T5">) a ode</text:span><text:span text:style-name="T49">čtení časů prodlev do jejich spuštění. Pokud čas prodlevy do spuštění je roven nule, dojde k vykonaní úlohy nastavené v časovači.</text:span></text:p>
      <text:p text:style-name="P20"/>
      <text:p text:style-name="P21"/>
      <text:p text:style-name="P21"/>
      <text:p text:style-name="P21"/>
      <text:p text:style-name="P21"><text:soft-page-break/>Během hry je možné pohybovat Pacmanem pomocí kláves:</text:p>
      <text:p text:style-name="P21">- „w“ nahoru</text:p>
      <text:p text:style-name="P21">- „s“ dolu</text:p>
      <text:p text:style-name="P21">-<text:span text:style-name="T1"> <text:s/>“</text:span>a“ vlevo</text:p>
      <text:p text:style-name="P21">- „d“ vpravo</text:p>
      <text:p text:style-name="P19"/>
      <text:p text:style-name="P21">Dále je zde možnost hru pozastavit<text:span text:style-name="T1">(pauznout) kl</text:span>ávesou „p“. Opětovné zmáčknutí hru zase spustí.</text:p>
      <text:p text:style-name="P19"/>
      <text:p text:style-name="P24">Pravidla hry:</text:p>
      <text:p text:style-name="P29"><text:span text:style-name="T46">1)</text:span> K <text:span text:style-name="T7">dokončení dané mapy je potřeba sníst všechny sušenky a supersušenky</text:span>(<text:span text:style-name="T7">Stars</text:span>).</text:p>
      <text:p text:style-name="P24">2<text:span text:style-name="T1">) </text:span><text:span text:style-name="T4">Pokud </text:span><text:span text:style-name="T48">P</text:span><text:span text:style-name="T4">acman naraz</text:span><text:span text:style-name="T48">í do příšery, nebo obráceně, ztrácí Pacman život.</text:span></text:p>
      <text:p text:style-name="P28">3) <text:span text:style-name="T11">Pokud Pacman už nemá žádné životy hra končí prohrou.</text:span></text:p>
      <text:p text:style-name="P28">4) <text:span text:style-name="T48">Pokud Pacman sn</text:span><text:span text:style-name="T11">í super sušenku</text:span><text:span text:style-name="T48">(Star) plat</text:span><text:span text:style-name="T11">í pro něj po určitou dobu speciální pravidla, kdy Pacman může sníst i příšery bez ztráty životů.</text:span></text:p>
      <text:p text:style-name="P28"><text:span text:style-name="T11"/></text:p>
      <text:p text:style-name="P71">Závěr:</text:p>
      <text:p text:style-name="P71"/>
      <text:p text:style-name="P55"><text:span text:style-name="T46">Zhodnocení řešení:</text:span></text:p>
      <text:p text:style-name="P55">Naše řešení je optimální vzhledem k množství objektů hry. Vždy totiž řešíme jenom aktuální situaci, například kontrolujeme pouze změněná políčka. </text:p>
      <text:p text:style-name="P55"/>
      <text:p text:style-name="P55">Další velkou předností je objektový návrh, který umožňuje snadné předělání hry. Například přidání nových pravidel, změna textur, změna mapy. Všechny herní prvky totiž dědí od společné třídy, která vynucuje nezbytné vlastnosti.</text:p>
      <text:p text:style-name="P55">Další velkou výhodou jsou univerzální časovače, do kterých můžeme zaregistrovat libovolný námi vytvořený handler, který definuje chování objektu.</text:p>
      <text:p text:style-name="P55"/>
      <text:p text:style-name="P55"><text:span text:style-name="T47">Podobná řešení:</text:span></text:p>
      <text:p text:style-name="P55"><text:span text:style-name="T50">Tato práce ideologicky vychází z prostředí „GameMaker“, které se snaží poskytnout univerzální prostředí pro snadný vývoj jednoduchých her. Tato práce je sice na mnohem nižší úrovni, ale při delší časové dotaci a větší pracovní síle by se dala považovat za dobrý základ.</text:span></text:p>
      <text:p text:style-name="P28"><text:span text:style-name="T48"/></text:p>
      <text:p text:style-name="P17"/>
      <text:p text:style-name="P74"/>
      <text:p text:style-name="P74"/>
      <text:p text:style-name="P74"/>
      <text:p text:style-name="P74"/>
      <text:p text:style-name="P80"><text:soft-page-break/>Tecnická dokumentace</text:p>
      <text:p text:style-name="P74"/>
      <text:p text:style-name="P74">SettingsForm:</text:p>
      <text:p text:style-name="P26">Uvodní okno hry, umožnující nastavit složku, ze které má program načítat mapy. Pokud složka není vybrána, načte se z implicitní složky</text:p>
      <text:p text:style-name="P22"/>
      <text:p text:style-name="P27">buton1_Click:</text:p>
      <text:p text:style-name="P5"><text:span text:style-name="T7">- Otevře okno prohledávání složek, kde si uživatel může vybrat konkrétní složku s mapami. Pokud vybere složku a klikne na OK, cesta se automaticky vyplní do textboxu</text:span><text:span text:style-name="T1">1, kde ji u</text:span><text:span text:style-name="T7">živatel může dále upravit.</text:span></text:p>
      <text:p text:style-name="P25"/>
      <text:p text:style-name="P3"><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Launch folder finder.</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sender</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e</text:span><text:span text:style-name="T38">"&gt;&lt;/param&gt;</text:span></text:p>
      <text:p text:style-name="P3"><text:span text:style-name="T14"><text:s text:c="4"/></text:span><text:span text:style-name="T40">private</text:span><text:span text:style-name="T14"> </text:span><text:span text:style-name="T40">void</text:span><text:span text:style-name="T14"> button1_Click(</text:span><text:span text:style-name="T40">object</text:span><text:span text:style-name="T14"> sender, EventArgs e)</text:span></text:p>
      <text:p text:style-name="P32"/>
      <text:p text:style-name="P72"><text:span text:style-name="T12">Start_Click:</text:span></text:p>
      <text:p text:style-name="P3"><text:span text:style-name="T13">-</text:span><text:span text:style-name="T23">Vyvolá formulář Mainform, obsahující Bitmapu, a předá mu vybranou cestu.</text:span></text:p>
      <text:p text:style-name="P42"/>
      <text:p text:style-name="P3"><text:span text:style-name="T20"><text:s text:c="4"/></text:span><text:span text:style-name="T38">///</text:span><text:span text:style-name="T39"> </text:span><text:span text:style-name="T38">&lt;summary&gt;</text:span></text:p>
      <text:p text:style-name="Standard"><text:span text:style-name="T14"><text:s text:c="4"/></text:span><text:span text:style-name="T38">///</text:span><text:span text:style-name="T39"> Launch game with setted path.</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sender</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e</text:span><text:span text:style-name="T38">"&gt;&lt;/param&gt;</text:span></text:p>
      <text:p text:style-name="P3"><text:span text:style-name="T14"><text:s text:c="4"/></text:span><text:span text:style-name="T40">private</text:span><text:span text:style-name="T14"> </text:span><text:span text:style-name="T40">void</text:span><text:span text:style-name="T14"> Start_Click(</text:span><text:span text:style-name="T40">object</text:span><text:span text:style-name="T14"> sender, EventArgs e)</text:span></text:p>
      <text:p text:style-name="P64"/>
      <text:p text:style-name="P65"/>
      <text:p text:style-name="P65">MainForm:</text:p>
      <text:p text:style-name="P43">Hlavní okno hry s bitmapou. <text:span text:style-name="T51">Regaguje na stisky kláves „w,a,s,d,p“ jak je popsáno výše.</text:span></text:p>
      <text:p text:style-name="P45"><text:span text:style-name="T6"/></text:p>
      <text:p text:style-name="P45"><text:span text:style-name="T6">MainForm_Load:</text:span></text:p>
      <text:p text:style-name="P4"><text:span text:style-name="T22">-</text:span><text:span text:style-name="T23">Zavolá první Init, který zinicializuje první mapu ze složky.</text:span></text:p>
      <text:p text:style-name="P4"><text:span text:style-name="T20"><text:s text:c="4"/></text:span><text:span text:style-name="T38">///</text:span><text:span text:style-name="T39"> </text:span><text:span text:style-name="T38">&lt;summary&gt;</text:span></text:p>
      <text:p text:style-name="Standard"><text:span text:style-name="T14"><text:s text:c="4"/></text:span><text:span text:style-name="T38">///</text:span><text:span text:style-name="T39"> Loading the first founded level.</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sender</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e</text:span><text:span text:style-name="T38">"&gt;&lt;/param&gt;</text:span></text:p>
      <text:p text:style-name="Standard"><text:span text:style-name="T14"><text:s text:c="4"/></text:span><text:span text:style-name="T40">private</text:span><text:span text:style-name="T14"> </text:span><text:span text:style-name="T40">void</text:span><text:span text:style-name="T14"> MainForm_Load(</text:span><text:span text:style-name="T40">object</text:span><text:span text:style-name="T14"> sender, EventArgs e)</text:span></text:p>
      <text:p text:style-name="P16"><text:s text:c="4"/>{</text:p>
      <text:p text:style-name="Standard"><text:span text:style-name="T14"><text:s text:c="8"/>Init(mapsPaths[level]); </text:span><text:span text:style-name="T39">//Load first level.</text:span></text:p>
      <text:p text:style-name="P33"><text:s text:c="4"/>}</text:p>
      <text:p text:style-name="P44"/>
      <text:p text:style-name="P59"/>
      <text:p text:style-name="P59"/>
      <text:p text:style-name="P59"/>
      <text:p text:style-name="P59"/>
      <text:p text:style-name="P59"><text:soft-page-break/></text:p>
      <text:p text:style-name="P59">Init:</text:p>
      <text:p text:style-name="P6"><text:span text:style-name="T12">-</text:span><text:span text:style-name="T24">Zavolá inicializaci Mapy</text:span><text:span text:style-name="T26">(hern</text:span><text:span text:style-name="T30">ích objektů</text:span><text:span text:style-name="T26">) a inicializuje hern</text:span><text:span text:style-name="T30">í jádro, které spustí hru.</text:span></text:p>
      <text:p text:style-name="P6"><text:span text:style-name="T18"><text:s text:c="4"/></text:span><text:span text:style-name="T40">private</text:span><text:span text:style-name="T14"> </text:span><text:span text:style-name="T40">void</text:span><text:span text:style-name="T14"> Init(</text:span><text:span text:style-name="T40">string</text:span><text:span text:style-name="T14"> path)</text:span></text:p>
      <text:p text:style-name="P16"><text:s text:c="4"/>{</text:p>
      <text:p text:style-name="Standard"><text:span text:style-name="T14"><text:s text:c="8"/></text:span><text:span text:style-name="T40">var</text:span><text:span text:style-name="T14"> builder = </text:span><text:span text:style-name="T40">new</text:span><text:span text:style-name="T14"> GameFileBuilder(mapsPaths[level], </text:span><text:span text:style-name="T40">new</text:span><text:span text:style-name="T14"> Handlers());</text:span></text:p>
      <text:p text:style-name="Standard"><text:span text:style-name="T14"><text:s text:c="8"/>game = builder.BuildGame(</text:span><text:span text:style-name="T40">this</text:span><text:span text:style-name="T14">, 50, 10</text:span><text:span text:style-name="T39">/*this.Width / fieldSize*/</text:span><text:span text:style-name="T14">, 10</text:span><text:span text:style-name="T39">/*this.Height / fieldSize*/</text:span><text:span text:style-name="T14">);</text:span></text:p>
      <text:p text:style-name="P16"/>
      <text:p text:style-name="Standard"><text:span text:style-name="T14"><text:s text:c="8"/></text:span><text:span text:style-name="T40">var</text:span><text:span text:style-name="T14"> imageSource = </text:span><text:span text:style-name="T40">new</text:span><text:span text:style-name="T14"> FileImageSource(</text:span><text:span text:style-name="T41">@"C:\Users\MAIN\Documents\pacman\images"</text:span><text:span text:style-name="T14">);</text:span></text:p>
      <text:p text:style-name="Standard"><text:span text:style-name="T14"><text:s text:c="8"/>engine = </text:span><text:span text:style-name="T40">new</text:span><text:span text:style-name="T14"> RenderingEngine(game, </text:span><text:span text:style-name="T40">this</text:span><text:span text:style-name="T14">, imageSource, fieldSize);</text:span></text:p>
      <text:p text:style-name="P33"><text:s text:c="4"/>}</text:p>
      <text:p text:style-name="P46"/>
      <text:p text:style-name="P59">NextLevel:</text:p>
      <text:p text:style-name="P46">-V případě, že herní jádro zahlásí dokončení levelu, zkusí nahrát novou mapu. Pokud už žádná nezbývá, ukončí hru.</text:p>
      <text:p text:style-name="P6"><text:span text:style-name="T18"><text:s text:c="4"/></text:span><text:span text:style-name="T38">///</text:span><text:span text:style-name="T39"> </text:span><text:span text:style-name="T38">&lt;summary&gt;</text:span></text:p>
      <text:p text:style-name="Standard"><text:span text:style-name="T14"><text:s text:c="4"/></text:span><text:span text:style-name="T38">///</text:span><text:span text:style-name="T39"> Initialize new gamemap and destroing old.</text:span></text:p>
      <text:p text:style-name="Standard"><text:span text:style-name="T14"><text:s text:c="4"/></text:span><text:span text:style-name="T38">///</text:span><text:span text:style-name="T39"> </text:span><text:span text:style-name="T38">&lt;/summary&gt;</text:span></text:p>
      <text:p text:style-name="P6"><text:span text:style-name="T14"><text:s text:c="4"/></text:span><text:span text:style-name="T40">public</text:span><text:span text:style-name="T14"> </text:span><text:span text:style-name="T40">bool</text:span><text:span text:style-name="T14"> NextLevel</text:span></text:p>
      <text:p text:style-name="P33"/>
      <text:p text:style-name="P66"/>
      <text:p text:style-name="P66">GameFileBuilder:</text:p>
      <text:p text:style-name="P44"/>
      <text:p text:style-name="P72"><text:span text:style-name="T12">BuildGame:</text:span></text:p>
      <text:p text:style-name="P6"><text:span text:style-name="T12">-</text:span><text:span text:style-name="T26">Vytvo</text:span><text:span text:style-name="T30">ří novou instanci Game, reprezentující a</text:span><text:span text:style-name="T31">k</text:span><text:span text:style-name="T30">tuální hru, a načte ze souboru mapu znak po znaku. Pro každý znak určí o jaký typ herního objektu se jedná a </text:span></text:p>
      <text:p text:style-name="P46">vytvoří pro něj Objekt, který zanese do „Game.Map“ na konkr<text:span text:style-name="T43">é</text:span>tní souřadnici, odpovídající pozici v plánu.</text:p>
      <text:p text:style-name="P46"/>
      <text:p text:style-name="P8"><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Create new Game object. Reads map file and add them to our gameMap.</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form</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timerStep</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width</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height</text:span><text:span text:style-name="T38">"&gt;&lt;/param&gt;</text:span></text:p>
      <text:p text:style-name="Standard"><text:span text:style-name="T14"><text:s text:c="4"/></text:span><text:span text:style-name="T38">///</text:span><text:span text:style-name="T39"> </text:span><text:span text:style-name="T38">&lt;returns&gt;&lt;/returns&gt;</text:span></text:p>
      <text:p text:style-name="P8"><text:span text:style-name="T14"><text:s text:c="4"/></text:span><text:span text:style-name="T40">public</text:span><text:span text:style-name="T14"> Game BuildGame(GameForm form, </text:span><text:span text:style-name="T40">int</text:span><text:span text:style-name="T14"> timerStep, </text:span><text:span text:style-name="T40">int</text:span><text:span text:style-name="T14"> width, </text:span><text:span text:style-name="T40">int</text:span><text:span text:style-name="T14"> height)</text:span></text:p>
      <text:p text:style-name="P35"/>
      <text:p text:style-name="P67">RenderingEngine:</text:p>
      <text:p text:style-name="P9"><text:span text:style-name="T12">Rendering</text:span><text:span text:style-name="T37">E</text:span><text:span text:style-name="T12">ngine dostane v inicializaci aktuální stav hry</text:span><text:span text:style-name="T25">(Game), Image source(</text:span><text:span text:style-name="T29">Path, </text:span><text:span text:style-name="T25">ve kter</text:span><text:span text:style-name="T29">ém hledá odpovídající skin pro daný object</text:span><text:span text:style-name="T25">) a fieldSize(velikost pol</text:span><text:span text:style-name="T29">íčka v pixelech</text:span><text:span text:style-name="T25">). <text:s/>Z</text:span><text:span text:style-name="T29">árov</text:span><text:span text:style-name="T36">e</text:span><text:span text:style-name="T29">ň nastaví timer, který vždy po jedné sekundě zavolá metodu „Render“, která vykreslí všechny herní objekty.</text:span></text:p>
      <text:p text:style-name="P47"/>
      <text:p text:style-name="P72"><text:span text:style-name="T12"/></text:p>
      <text:p text:style-name="P72"><text:span text:style-name="T12"/></text:p>
      <text:p text:style-name="P72"><text:span text:style-name="T12"/></text:p>
      <text:p text:style-name="P72"><text:soft-page-break/><text:span text:style-name="T12">Render:</text:span></text:p>
      <text:p text:style-name="P7"><text:span text:style-name="T29">-</text:span><text:span text:style-name="T30">V pravidelných intervalech překresluje mapu, jak již bylo zmíněno.</text:span></text:p>
      <text:p text:style-name="P7"><text:span text:style-name="T18"><text:s text:c="4"/></text:span><text:span text:style-name="T38">///</text:span><text:span text:style-name="T39"> </text:span><text:span text:style-name="T38">&lt;summary&gt;</text:span></text:p>
      <text:p text:style-name="Standard"><text:span text:style-name="T14"><text:s text:c="4"/></text:span><text:span text:style-name="T38">///</text:span><text:span text:style-name="T39"> When this handler is invoked, refresh game graphic.</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sender</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game</text:span><text:span text:style-name="T38">"&gt;&lt;/param&gt;</text:span></text:p>
      <text:p text:style-name="P7"><text:span text:style-name="T14"><text:s text:c="4"/></text:span><text:span text:style-name="T40">private</text:span><text:span text:style-name="T14"> </text:span><text:span text:style-name="T40">void</text:span><text:span text:style-name="T14"> Render(Timer sender, Game game)</text:span></text:p>
      <text:p text:style-name="P37"/>
      <text:p text:style-name="P59">DrawImage:</text:p>
      <text:p text:style-name="P47">-Je volán z „Renderu“ a určuje jaký obrázek se má aktuálně vykresil v závislosti na aktuálním „GameObject<text:span text:style-name="T43">u“</text:span>.</text:p>
      <text:p text:style-name="P7"><text:span text:style-name="T18"><text:s text:c="4"/></text:span><text:span text:style-name="T38">///</text:span><text:span text:style-name="T39"> </text:span><text:span text:style-name="T38">&lt;summary&gt;</text:span></text:p>
      <text:p text:style-name="Standard"><text:span text:style-name="T14"><text:s text:c="4"/></text:span><text:span text:style-name="T38">///</text:span><text:span text:style-name="T39"> By the GameObject, select Imgage and draw it to the bitmap.</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obj</text:span><text:span text:style-name="T38">"&gt;</text:span><text:span text:style-name="T39">GameObject(Pacman,Monster,Wall,Star,Cookie)</text:span><text:span text:style-name="T38">&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g</text:span><text:span text:style-name="T38">"&gt;</text:span><text:span text:style-name="T39">Instance of graphic</text:span><text:span text:style-name="T38">&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fieldSize</text:span><text:span text:style-name="T38">"&gt;</text:span><text:span text:style-name="T39">Size of field in pixels.</text:span><text:span text:style-name="T38">&lt;/param&gt;</text:span></text:p>
      <text:p text:style-name="P7"><text:span text:style-name="T14"><text:s text:c="4"/></text:span><text:span text:style-name="T40">private</text:span><text:span text:style-name="T14"> </text:span><text:span text:style-name="T40">void</text:span><text:span text:style-name="T14"> DrawImage(GameObject obj, Graphics g, </text:span><text:span text:style-name="T40">int</text:span><text:span text:style-name="T14"> fieldSize)</text:span></text:p>
      <text:p text:style-name="P37"/>
      <text:p text:style-name="P7"><text:span text:style-name="T30"/></text:p>
      <text:p text:style-name="P72"><text:span text:style-name="T12">RotateFlipType:</text:span></text:p>
      <text:p text:style-name="P7"><text:span text:style-name="T30">-Je volán z „DrawImage“ a kontroluje rotaci objektů</text:span><text:span text:style-name="T26">(“Pacman”, “Moster”). Dle nastaven</text:span><text:span text:style-name="T30">é rotace, otočí i příslušný obrázek.</text:span></text:p>
      <text:p text:style-name="P37"/>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Searchs rotation angle by direction</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direction</text:span><text:span text:style-name="T38">"&gt;</text:span><text:span text:style-name="T39">Point of actual view</text:span><text:span text:style-name="T38">&lt;/param&gt;</text:span></text:p>
      <text:p text:style-name="Standard"><text:span text:style-name="T14"><text:s text:c="4"/></text:span><text:span text:style-name="T38">///</text:span><text:span text:style-name="T39"> </text:span><text:span text:style-name="T38">&lt;returns&gt;&lt;/returns&gt;</text:span></text:p>
      <text:p text:style-name="P7"><text:span text:style-name="T14"><text:s text:c="4"/></text:span><text:span text:style-name="T40">private</text:span><text:span text:style-name="T14"> RotateFlipType GetRotationEnum(Direction direction)</text:span></text:p>
      <text:p text:style-name="P37"/>
      <text:p text:style-name="P68"/>
      <text:p text:style-name="P68"/>
      <text:p text:style-name="P68">Game:</text:p>
      <text:p text:style-name="P9"><text:span text:style-name="T29">Při inicializaci hry, se dle plánu vytvářejí nové herní objekty, které se zavedou do map na danou pozici. Při inicializaci herních objektů také doch</text:span><text:span text:style-name="T36">á</text:span><text:span text:style-name="T29">zí k jejich registraci do „Timers“</text:span><text:span text:style-name="T25">(</text:span><text:span text:style-name="T29">V</text:span><text:span text:style-name="T36">ytvo</text:span><text:span text:style-name="T29">ření nového „timeru“</text:span><text:span text:style-name="T25">)</text:span><text:span text:style-name="T29"> a „Eventů“. Například Monster s</text:span><text:span text:style-name="T25">i p</text:span><text:span text:style-name="T29">ři inicializaci nastaví periodické „timery“, které každých </text:span><text:span text:style-name="T36">deset „tiků“</text:span><text:span text:style-name="T29"> pohnou příšerou a každých </text:span><text:span text:style-name="T36">patnáct „tiků“</text:span><text:span text:style-name="T29"> změní náhodně směr jejího pohybu. </text:span><text:span text:style-name="T32">Tyto „timery“ tedy zajišťují dynamiku hry</text:span><text:span text:style-name="T27">(pohyby a jin</text:span><text:span text:style-name="T32">é akce herních prvků</text:span><text:span text:style-name="T27">). D</text:span><text:span text:style-name="T32">ále zde máme k dispozici jednorázové „timery“</text:span><text:span text:style-name="T27">(“Alarmy”). Pokud nap</text:span><text:span text:style-name="T32">říklad „</text:span><text:span text:style-name="T36">P</text:span><text:span text:style-name="T32">acman“ sní super sušenku, nastaví se mu jednorázový „timer“ pro jeho „huntermode“.</text:span></text:p>
      <text:p text:style-name="P48"/>
      <text:p text:style-name="P72"><text:span text:style-name="T12"/></text:p>
      <text:p text:style-name="P72"><text:span text:style-name="T12"/></text:p>
      <text:p text:style-name="P72"><text:span text:style-name="T12"/></text:p>
      <text:p text:style-name="P72"><text:span text:style-name="T12"/></text:p>
      <text:p text:style-name="P72"><text:soft-page-break/><text:span text:style-name="T12">IsSolid:</text:span></text:p>
      <text:p text:style-name="P10"><text:span text:style-name="T29">-Slouží pro kontrolu políčka, které chceme navštívit</text:span><text:span text:style-name="T25">(</text:span><text:span text:style-name="T29">změnit pozici objektu na dané souřadnice</text:span><text:span text:style-name="T25">). Poku</text:span><text:span text:style-name="T29">d je políčko na daných so</text:span><text:span text:style-name="T36">u</text:span><text:span text:style-name="T29">řadn</text:span><text:span text:style-name="T36">i</text:span><text:span text:style-name="T29">cích „Solid“, nemůžeme na něj vstoupit</text:span><text:span text:style-name="T25">(jedn</text:span><text:span text:style-name="T29">á se o stěnu</text:span><text:span text:style-name="T25">).</text:span></text:p>
      <text:p text:style-name="P10"><text:span text:style-name="T19"><text:s text:c="4"/></text:span><text:span text:style-name="T38">///</text:span><text:span text:style-name="T39"> </text:span><text:span text:style-name="T38">&lt;summary&gt;</text:span></text:p>
      <text:p text:style-name="Standard"><text:span text:style-name="T14"><text:s text:c="4"/></text:span><text:span text:style-name="T38">///</text:span><text:span text:style-name="T39"> Checks if position near by is wall.</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newX</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newY</text:span><text:span text:style-name="T38">"&gt;&lt;/param&gt;</text:span></text:p>
      <text:p text:style-name="Standard"><text:span text:style-name="T14"><text:s text:c="4"/></text:span><text:span text:style-name="T38">///</text:span><text:span text:style-name="T39"> </text:span><text:span text:style-name="T38">&lt;returns&gt;&lt;/returns&gt;</text:span></text:p>
      <text:p text:style-name="P10"><text:span text:style-name="T14"><text:s text:c="4"/></text:span><text:span text:style-name="T40">public</text:span><text:span text:style-name="T14"> </text:span><text:span text:style-name="T40">bool</text:span><text:span text:style-name="T14"> IsSolid(</text:span><text:span text:style-name="T40">int</text:span><text:span text:style-name="T14"> newX, </text:span><text:span text:style-name="T40">int</text:span><text:span text:style-name="T14"> newY)</text:span></text:p>
      <text:p text:style-name="P40"/>
      <text:p text:style-name="P57"/>
      <text:p text:style-name="P59">InitMap:</text:p>
      <text:p text:style-name="P10"><text:span text:style-name="T25">-P</text:span><text:span text:style-name="T29">ři inicializaci, vytvoří v „Map“ prázdný „list&lt;</text:span><text:span text:style-name="T25">gameObject&gt;” pro ka</text:span><text:span text:style-name="T29">ždé políčko.</text:span></text:p>
      <text:p text:style-name="P10"><text:span text:style-name="T19"><text:s text:c="4"/></text:span><text:span text:style-name="T38">///</text:span><text:span text:style-name="T39"> </text:span><text:span text:style-name="T38">&lt;summary&gt;</text:span></text:p>
      <text:p text:style-name="Standard"><text:span text:style-name="T14"><text:s text:c="4"/></text:span><text:span text:style-name="T38">///</text:span><text:span text:style-name="T39"> Initialize local map of playground. Create list for each field.</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returns&gt;&lt;/returns&gt;</text:span></text:p>
      <text:p text:style-name="P10"><text:span text:style-name="T14"><text:s text:c="4"/></text:span><text:span text:style-name="T40">private</text:span><text:span text:style-name="T14"> List&lt;GameObject&gt;[,] InitMap()</text:span></text:p>
      <text:p text:style-name="P57"/>
      <text:p text:style-name="P79"><text:span text:style-name="T25">CheckCollision:</text:span></text:p>
      <text:p text:style-name="P10"><text:span text:style-name="T25">-</text:span><text:span text:style-name="T29">Pokaždé když dojde ke změně pozice herního prvku, zaregistruje se tato změna do listu změn. Tato metoda změny projde a vyhodnotí, zda nedošlo ke </text:span><text:span text:style-name="T25">kolizi(“Pacman” stoupl na sušenku). Pokud ano,</text:span><text:span text:style-name="T29"> zavolá se příslušný „handler“ kolize</text:span><text:span text:style-name="T25">(“</text:span><text:span text:style-name="T29">P</text:span><text:span text:style-name="T25">acman”</text:span><text:span text:style-name="T29"> sní sušenku</text:span><text:span text:style-name="T25">)</text:span><text:span text:style-name="T29">. </text:span><text:span text:style-name="T25">Díky</text:span><text:span text:style-name="T29"> tomuto nemusíme kontrolovat všechny políčka při každé změně. </text:span></text:p>
      <text:p text:style-name="P10"><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Checks all changes of objects positions and triggers handlers if there is some collision. </text:span></text:p>
      <text:p text:style-name="Standard"><text:span text:style-name="T14"><text:s text:c="4"/></text:span><text:span text:style-name="T38">///</text:span><text:span text:style-name="T39"> </text:span><text:span text:style-name="T38">&lt;/summary&gt;</text:span></text:p>
      <text:p text:style-name="P10"><text:span text:style-name="T14"><text:s text:c="4"/></text:span><text:span text:style-name="T40">private</text:span><text:span text:style-name="T14"> </text:span><text:span text:style-name="T40">void</text:span><text:span text:style-name="T14"> CheckCollisions()</text:span></text:p>
      <text:p text:style-name="P49"/>
      <text:p text:style-name="P59">SubscribeCollision:</text:p>
      <text:p text:style-name="P49">-Jednotlivé „GameObjecty“ si při inicializaci přihlásí své „Handlery“ kolizí. To p<text:span text:style-name="T43">r</text:span>oběhne pomocí této metody.</text:p>
      <text:p text:style-name="P49"/>
      <text:p text:style-name="P10"><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Subscribe handler to collision event. Searchs by type.</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typeparam</text:span><text:span text:style-name="T14"> </text:span><text:span text:style-name="T38">name="</text:span><text:span text:style-name="T14">T</text:span><text:span text:style-name="T38">"&gt;</text:span><text:span text:style-name="T39">Type of GameObject</text:span><text:span text:style-name="T38">&lt;/type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t</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handler</text:span><text:span text:style-name="T38">"&gt;</text:span><text:span text:style-name="T39">Handler of collision with this type.</text:span><text:span text:style-name="T38">&lt;/param&gt;</text:span></text:p>
      <text:p text:style-name="P10"><text:span text:style-name="T14"><text:s text:c="4"/></text:span><text:span text:style-name="T40">public</text:span><text:span text:style-name="T14"> </text:span><text:span text:style-name="T40">void</text:span><text:span text:style-name="T14"> SubscribeCollision&lt;</text:span><text:span text:style-name="T42">T</text:span><text:span text:style-name="T14">&gt;(Type t, CollisionEventHandler handler) </text:span><text:span text:style-name="T40">where</text:span><text:span text:style-name="T14"> T : GameObject</text:span></text:p>
      <text:p text:style-name="P38"/>
      <text:p text:style-name="P50"/>
      <text:p text:style-name="P50"/>
      <text:p text:style-name="P50"/>
      <text:p text:style-name="P50"/>
      <text:p text:style-name="P50"><text:soft-page-break/></text:p>
      <text:p text:style-name="P59">TriggerPossitionChanged:</text:p>
      <text:p text:style-name="P50">-Pokud dojde ke změně pozice objektu, odebere objekt z pozice v mapě, přidá na novou pozici a zavede tuto změnu do evidence.</text:p>
      <text:p text:style-name="P10"><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When position setter is trigged, this method will move this object to new position and set new object to collision checklist.</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obj</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lastPos</text:span><text:span text:style-name="T38">"&gt;&lt;/param&gt;</text:span></text:p>
      <text:p text:style-name="P10"><text:span text:style-name="T14"><text:s text:c="4"/></text:span><text:span text:style-name="T40">public</text:span><text:span text:style-name="T14"> </text:span><text:span text:style-name="T40">void</text:span><text:span text:style-name="T14"> TriggerPositionChanged(GameObject obj, Point lastPos)</text:span></text:p>
      <text:p text:style-name="P49"/>
      <text:p text:style-name="P72"><text:span text:style-name="T12">SubcribeKeyPress</text:span></text:p>
      <text:p text:style-name="P10"><text:span text:style-name="T29">-</text:span><text:span text:style-name="T33">Tato metoda slouží k přidávání „handlerů eventů“ při stisknutí klávesy. Například pokud někdo z</text:span><text:span text:style-name="T36">m</text:span><text:span text:style-name="T33">áčkne „W“, zavolá se „event handler“, který posune „</text:span><text:span text:style-name="T36">P</text:span><text:span text:style-name="T33">acmana“ nahoru.</text:span></text:p>
      <text:p text:style-name="P10"><text:span text:style-name="T16"><text:s text:c="4"/></text:span><text:span text:style-name="T38">///</text:span><text:span text:style-name="T39"> </text:span><text:span text:style-name="T38">&lt;summary&gt;</text:span></text:p>
      <text:p text:style-name="Standard"><text:span text:style-name="T14"><text:s text:c="4"/></text:span><text:span text:style-name="T38">///</text:span><text:span text:style-name="T39"> Adds handlers of keypress.</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key</text:span><text:span text:style-name="T38">"&gt;</text:span><text:span text:style-name="T39">Key witch is expected</text:span><text:span text:style-name="T38">&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handler</text:span><text:span text:style-name="T38">"&gt;</text:span><text:span text:style-name="T39">Handler of keypress</text:span><text:span text:style-name="T38">&lt;/param&gt;</text:span></text:p>
      <text:p text:style-name="P10"><text:span text:style-name="T14"><text:s text:c="4"/></text:span><text:span text:style-name="T40">public</text:span><text:span text:style-name="T14"> </text:span><text:span text:style-name="T40">void</text:span><text:span text:style-name="T14"> SubscribeKeyPress(Keys key, KeyPressEventHandler handler)</text:span></text:p>
      <text:p text:style-name="P51"/>
      <text:p text:style-name="P59">TriggerKeyPressed:</text:p>
      <text:p text:style-name="P11"><text:span text:style-name="T29">-</text:span><text:span text:style-name="T25">Vyhled</text:span><text:span text:style-name="T29">á příslušný „handler eventu keypress“ a zavolá ho.</text:span></text:p>
      <text:p text:style-name="P11"><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Finds handler of keypress event.</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sender</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e</text:span><text:span text:style-name="T38">"&gt;&lt;/param&gt;</text:span></text:p>
      <text:p text:style-name="P11"><text:span text:style-name="T14"><text:s text:c="4"/></text:span><text:span text:style-name="T40">public</text:span><text:span text:style-name="T14"> </text:span><text:span text:style-name="T40">void</text:span><text:span text:style-name="T14"> TriggerKeyPressed(</text:span><text:span text:style-name="T40">object</text:span><text:span text:style-name="T14"> sender, KeyEventArgs e)</text:span><text:span text:style-name="T39">//Fix</text:span></text:p>
      <text:p text:style-name="P51"/>
      <text:p text:style-name="P59">SetTimer:</text:p>
      <text:p text:style-name="P51">-Tato metoda vytvoří nový „<text:span text:style-name="T43">T</text:span>imer“ a přidá ho do předané kolekce „<text:span text:style-name="T43">T</text:span>imers“.</text:p>
      <text:p text:style-name="P11"><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Adds handler of timer tick.</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timers</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duration</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handler</text:span><text:span text:style-name="T38">"&gt;&lt;/param&gt;</text:span></text:p>
      <text:p text:style-name="P11"><text:span text:style-name="T14"><text:s text:c="4"/></text:span><text:span text:style-name="T40">private</text:span><text:span text:style-name="T14"> </text:span><text:span text:style-name="T40">void</text:span><text:span text:style-name="T14"> SetTimer(List&lt;Timer&gt; timers, </text:span><text:span text:style-name="T40">int</text:span><text:span text:style-name="T14"> duration, TimerEventHandler handler)</text:span></text:p>
      <text:p text:style-name="P51"/>
      <text:p text:style-name="P59">SetAlarm:</text:p>
      <text:p text:style-name="P51">-Vytvoří nový jednorázový „<text:span text:style-name="T43">T</text:span>imer, zavoláním „SetTimer“ s listem „<text:span text:style-name="T43">a</text:span>larms“.</text:p>
      <text:p text:style-name="P11"><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Alarm handle just once.</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duration</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handler</text:span><text:span text:style-name="T38">"&gt;&lt;/param&gt;</text:span></text:p>
      <text:p text:style-name="P11"><text:span text:style-name="T14"><text:s text:c="4"/></text:span><text:span text:style-name="T40">public</text:span><text:span text:style-name="T14"> </text:span><text:span text:style-name="T40">void</text:span><text:span text:style-name="T14"> SetAlarm(</text:span><text:span text:style-name="T40">int</text:span><text:span text:style-name="T14"> duration, TimerEventHandler handler)</text:span></text:p>
      <text:p text:style-name="P51"/>
      <text:p text:style-name="P51"/>
      <text:p text:style-name="P51"/>
      <text:p text:style-name="P51"><text:soft-page-break/></text:p>
      <text:p text:style-name="P59">SetTimer:</text:p>
      <text:p text:style-name="P51">-Vytvoří nový <text:s/>„<text:span text:style-name="T43">T</text:span>imer“, zavoláním „SetTimer“ s listem „<text:span text:style-name="T43">T</text:span>imers“.</text:p>
      <text:p text:style-name="P11"><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Timer handle until game is ended.</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duration</text:span><text:span text:style-name="T38">"&gt;</text:span><text:span text:style-name="T39">After n steps invoke handler</text:span><text:span text:style-name="T38">&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handler</text:span><text:span text:style-name="T38">"&gt;&lt;/param&gt;</text:span></text:p>
      <text:p text:style-name="Standard"><text:span text:style-name="T14"><text:s text:c="4"/></text:span><text:span text:style-name="T40">public</text:span><text:span text:style-name="T14"> </text:span><text:span text:style-name="T40">void</text:span><text:span text:style-name="T14"> SetTicker(</text:span><text:span text:style-name="T40">int</text:span><text:span text:style-name="T14"> duration, TimerEventHandler handler)</text:span></text:p>
      <text:p text:style-name="P16"><text:s text:c="4"/>{</text:p>
      <text:p text:style-name="P16"><text:s text:c="8"/>SetTimer(tickers, duration, handler);</text:p>
      <text:p text:style-name="P36"><text:s text:c="4"/>}</text:p>
      <text:p text:style-name="P51"/>
      <text:p text:style-name="P59">TimerTick:</text:p>
      <text:p text:style-name="P51">-Jedná se o „<text:span text:style-name="T43">H</text:span>andler“ události „Tick“, který slouží jako hodiny hry. Tento „<text:span text:style-name="T43">H</text:span>andler“ následně projde všechny vytvořené „Timery“.</text:p>
      <text:p text:style-name="P11"><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Handler of ticker tick.</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sender</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e</text:span><text:span text:style-name="T38">"&gt;&lt;/param&gt;</text:span></text:p>
      <text:p text:style-name="P11"><text:span text:style-name="T14"><text:s text:c="4"/></text:span><text:span text:style-name="T40">private</text:span><text:span text:style-name="T14"> </text:span><text:span text:style-name="T40">void</text:span><text:span text:style-name="T14"> TimerTick(</text:span><text:span text:style-name="T40">object</text:span><text:span text:style-name="T14"> sender, EventArgs e)</text:span></text:p>
      <text:p text:style-name="P51"/>
      <text:p text:style-name="P59">TouchTimers:</text:p>
      <text:p text:style-name="P11"><text:span text:style-name="T29">-Projde všechny „Timery“ dané kolekce. Při každém průchodu zkrátí „</text:span><text:span text:style-name="T36">d</text:span><text:span text:style-name="T29">uration“ o jedna. Pokud je „duration Timeru“ rovna nule, zavolá se příslušný „Handler“. Pokud má „</text:span><text:span text:style-name="T36">T</text:span><text:span text:style-name="T29">imer“ nastavenu jednorá</text:span><text:span text:style-name="T36">z</text:span><text:span text:style-name="T29">ovou životnost, smaže ho z kolekce. </text:span><text:span text:style-name="T34">Zároveň po průchodu listu „Timerů“, zavolá metodu „CheckCollisions“.</text:span></text:p>
      <text:p text:style-name="P11"><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If step is 0, invoke handler.</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timers</text:span><text:span text:style-name="T38">"&gt;&lt;/param&gt;</text:span></text:p>
      <text:p text:style-name="P11"><text:span text:style-name="T14"><text:s text:c="4"/></text:span><text:span text:style-name="T38">///</text:span><text:span text:style-name="T39"> </text:span><text:span text:style-name="T38">&lt;param</text:span><text:span text:style-name="T14"> </text:span><text:span text:style-name="T38">name="</text:span><text:span text:style-name="T14">removeOnExpire</text:span><text:span text:style-name="T38">"&gt;&lt;/param&gt;</text:span></text:p>
      <text:p text:style-name="P11"><text:span text:style-name="T15"><text:s text:c="4"/></text:span><text:span text:style-name="T40">private</text:span><text:span text:style-name="T14"> </text:span><text:span text:style-name="T40">void</text:span><text:span text:style-name="T14"> TouchTimers(List&lt;Timer&gt; timers, </text:span><text:span text:style-name="T40">bool</text:span><text:span text:style-name="T14"> removeOnExpire)</text:span></text:p>
      <text:p text:style-name="P51"/>
      <text:p text:style-name="P60">PauseGameEventHandler:</text:p>
      <text:p text:style-name="P11"><text:span text:style-name="T29">-“</text:span><text:span text:style-name="T34">Handler“ události zmáčknutí klávesy „P“. Pauzne hru, dokud nedojde k dalšímu zmáčknutí.</text:span></text:p>
      <text:p text:style-name="P11"><text:span text:style-name="T17"><text:s text:c="4"/></text:span><text:span text:style-name="T38">///</text:span><text:span text:style-name="T39"> </text:span><text:span text:style-name="T38">&lt;summary&gt;</text:span></text:p>
      <text:p text:style-name="Standard"><text:span text:style-name="T14"><text:s text:c="4"/></text:span><text:span text:style-name="T38">///</text:span><text:span text:style-name="T39"> Pauses ticker when you want to pause game. </text:span></text:p>
      <text:p text:style-name="Standard"><text:span text:style-name="T14"><text:s text:c="4"/></text:span><text:span text:style-name="T38">///</text:span><text:span text:style-name="T39"> </text:span><text:span text:style-name="T38">&lt;/summary&gt;</text:span></text:p>
      <text:p text:style-name="P11"><text:span text:style-name="T14"><text:s text:c="4"/></text:span><text:span text:style-name="T40">private</text:span><text:span text:style-name="T14"> </text:span><text:span text:style-name="T40">void</text:span><text:span text:style-name="T14"> PauseGameEventHandler(Keys key, Game game)</text:span></text:p>
      <text:p text:style-name="P52"/>
      <text:p text:style-name="P60"/>
      <text:p text:style-name="P60"/>
      <text:p text:style-name="P60"/>
      <text:p text:style-name="P60"/>
      <text:p text:style-name="P60"/>
      <text:p text:style-name="P60"/>
      <text:p text:style-name="P60"/>
      <text:p text:style-name="P60"/>
      <text:p text:style-name="P60"><text:soft-page-break/>GameFinish:</text:p>
      <text:p text:style-name="P12"><text:span text:style-name="T29">-</text:span><text:span text:style-name="T25">Na konci dan</text:span><text:span text:style-name="T29">ého levelu se ukončí simulace dané hry.</text:span></text:p>
      <text:p text:style-name="P12"><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Stops the game, calls dispose</text:span></text:p>
      <text:p text:style-name="Standard"><text:span text:style-name="T14"><text:s text:c="4"/></text:span><text:span text:style-name="T38">///</text:span><text:span text:style-name="T39"> </text:span><text:span text:style-name="T38">&lt;/summary&gt;</text:span></text:p>
      <text:p text:style-name="P12"><text:span text:style-name="T14"><text:s text:c="4"/></text:span><text:span text:style-name="T40">public</text:span><text:span text:style-name="T14"> </text:span><text:span text:style-name="T40">void</text:span><text:span text:style-name="T14"> GameFinish()</text:span></text:p>
      <text:p text:style-name="P39"/>
      <text:p text:style-name="P39"/>
      <text:p text:style-name="P69"/>
      <text:p text:style-name="P69">Handlers:</text:p>
      <text:p text:style-name="P52">Třída obsahující metody „handlerů“.</text:p>
      <text:p text:style-name="P52"/>
      <text:p text:style-name="P60">OnMonsterCollision:</text:p>
      <text:p text:style-name="P52">-Pokud se příšera ocitne v kolizi, určí se zda jde o kolizi s „Pacmanem“. Pokud ano a „Pacman“ není v „huntermodu“, „Pacman“ umře a končí hra. Pokud ne „Pacman“ sežere příšeru.</text:p>
      <text:p text:style-name="P12"><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Handler of collision between pacman and monster.</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obj</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game</text:span><text:span text:style-name="T38">"&gt;&lt;/param&gt;</text:span></text:p>
      <text:p text:style-name="P12"><text:span text:style-name="T14"><text:s text:c="4"/></text:span><text:span text:style-name="T40">public</text:span><text:span text:style-name="T14"> </text:span><text:span text:style-name="T40">void</text:span><text:span text:style-name="T14"> OnMonsterCollision(GameObject cobj, GameObject obj, Game game)</text:span></text:p>
      <text:p text:style-name="P52"/>
      <text:p text:style-name="P60">OnCookieCollision:</text:p>
      <text:p text:style-name="P12"><text:span text:style-name="T29">-Pokud se „Pacman“ ocitne v kolizi se sušenkou, sušenka je vyřazena ze hry</text:span><text:span text:style-name="T25">(“Pacman” ji sn</text:span><text:span text:style-name="T29">í</text:span><text:span text:style-name="T25">).</text:span></text:p>
      <text:p text:style-name="P12"><text:span text:style-name="T19"><text:s text:c="4"/></text:span><text:span text:style-name="T38">///</text:span><text:span text:style-name="T39"> </text:span><text:span text:style-name="T38">&lt;summary&gt;</text:span></text:p>
      <text:p text:style-name="Standard"><text:span text:style-name="T14"><text:s text:c="4"/></text:span><text:span text:style-name="T38">///</text:span><text:span text:style-name="T39"> Handler of collision between pacman and cookie</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obj</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game</text:span><text:span text:style-name="T38">"&gt;&lt;/param&gt;</text:span></text:p>
      <text:p text:style-name="P12"><text:span text:style-name="T14"><text:s text:c="4"/></text:span><text:span text:style-name="T40">public</text:span><text:span text:style-name="T14"> </text:span><text:span text:style-name="T40">void</text:span><text:span text:style-name="T14"> OnCookieCollision(GameObject cobj, GameObject obj, Game game)</text:span></text:p>
      <text:p text:style-name="P41"/>
      <text:p text:style-name="P73"><text:span text:style-name="T25">OnStarCollision:</text:span></text:p>
      <text:p text:style-name="P12"><text:span text:style-name="T21">-</text:span><text:span text:style-name="T25">Pokud se “Pacman” ocitne v kolizi se super su</text:span><text:span text:style-name="T29">šenkou, spustí se „</text:span><text:span text:style-name="T36">H</text:span><text:span text:style-name="T29">andler“ nastavení „huntermodu“, který vytvoří jednorázový „timer“ pro „huntermode“.</text:span></text:p>
      <text:p text:style-name="P12"><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If Pacman eats the star(Pacman-Star Collision), change pacman to hunter mode.</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cobj</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obj</text:span><text:span text:style-name="T38">"&gt;&lt;/param&gt;</text:span></text:p>
      <text:p text:style-name="P12"><text:span text:style-name="T14"><text:s text:c="4"/></text:span><text:span text:style-name="T38">///</text:span><text:span text:style-name="T39"> </text:span><text:span text:style-name="T38">&lt;param</text:span><text:span text:style-name="T14"> </text:span><text:span text:style-name="T38">name="</text:span><text:span text:style-name="T14">game</text:span><text:span text:style-name="T38">"&gt;&lt;/param&gt;</text:span></text:p>
      <text:p text:style-name="P12"><text:span text:style-name="T15"><text:s text:c="4"/></text:span><text:span text:style-name="T40">public</text:span><text:span text:style-name="T14"> </text:span><text:span text:style-name="T40">void</text:span><text:span text:style-name="T14"> OnStarCollision(GameObject cobj, GameObject obj, Game game)</text:span></text:p>
      <text:p text:style-name="P39"/>
      <text:p text:style-name="P78"><text:span text:style-name="T12"/></text:p>
      <text:p text:style-name="P78"><text:span text:style-name="T12"/></text:p>
      <text:p text:style-name="P78"><text:span text:style-name="T12"/></text:p>
      <text:p text:style-name="P78"><text:span text:style-name="T12"/></text:p>
      <text:p text:style-name="P78"><text:span text:style-name="T12"/></text:p>
      <text:p text:style-name="P78"><text:span text:style-name="T12"/></text:p>
      <text:p text:style-name="P78"><text:soft-page-break/><text:span text:style-name="T12">SetPacmanToNonHunterHandler:</text:span></text:p>
      <text:p text:style-name="P12"><text:span text:style-name="T29">-“Handler“ pro</text:span><text:span text:style-name="T25"> zru</text:span><text:span text:style-name="T29">šení</text:span><text:span text:style-name="T25"> “</text:span><text:span text:style-name="T29">huntermodu“. Změní vyzáž „Pacmana“ a zruší mu „huntermode“.</text:span></text:p>
      <text:p text:style-name="P12"><text:span text:style-name="T15"><text:s text:c="4"/></text:span><text:span text:style-name="T38">///</text:span><text:span text:style-name="T39"> </text:span><text:span text:style-name="T38">&lt;summary&gt;</text:span></text:p>
      <text:p text:style-name="Standard"><text:span text:style-name="T14"><text:s text:c="4"/></text:span><text:span text:style-name="T38">///</text:span><text:span text:style-name="T39"> After huntermode time is out, change back to normal pacman.</text:span></text:p>
      <text:p text:style-name="Standard"><text:span text:style-name="T14"><text:s text:c="4"/></text:span><text:span text:style-name="T38">///</text:span><text:span text:style-name="T39"> </text:span><text:span text:style-name="T38">&lt;/summary&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sender</text:span><text:span text:style-name="T38">"&gt;&lt;/param&gt;</text:span></text:p>
      <text:p text:style-name="Standard"><text:span text:style-name="T14"><text:s text:c="4"/></text:span><text:span text:style-name="T38">///</text:span><text:span text:style-name="T39"> </text:span><text:span text:style-name="T38">&lt;param</text:span><text:span text:style-name="T14"> </text:span><text:span text:style-name="T38">name="</text:span><text:span text:style-name="T14">game</text:span><text:span text:style-name="T38">"&gt;&lt;/param&gt;</text:span></text:p>
      <text:p text:style-name="P12"><text:span text:style-name="T14"><text:s text:c="4"/></text:span><text:span text:style-name="T40">public</text:span><text:span text:style-name="T14"> </text:span><text:span text:style-name="T40">void</text:span><text:span text:style-name="T14"> SetPacmanToNonHunterHandler(Timer sender, Game game)</text:span></text:p>
      <text:p text:style-name="P39"/>
      <text:p text:style-name="P39"/>
      <text:p text:style-name="P70">GameObjects:</text:p>
      <text:p text:style-name="P13"><text:span text:style-name="T29">Skupina tříd dědících od třídy „GameObject“, mající společné vlastnosti.</text:span><text:span text:style-name="T25">(Pozici, </text:span><text:span text:style-name="T29">směr, pevnost a viditelnost</text:span><text:span text:style-name="T25">). </text:span><text:span text:style-name="T28">Ka</text:span><text:span text:style-name="T35">ždá z těhto tříd si zároveň pamatuje název obrázku svého skinu.</text:span></text:p>
      <text:p text:style-name="P58"/>
      <text:p text:style-name="P61">Monster:</text:p>
      <text:p text:style-name="P14"><text:span text:style-name="T25">T</text:span><text:span text:style-name="T29">řída reprezentující mostrum, uchovávající si informace o „spawnu“ monstra, „handlerech“ pohybu a změny směru</text:span><text:span text:style-name="T25">(“Move”, “ChangeDirection”)</text:span><text:span text:style-name="T29">.</text:span></text:p>
      <text:p text:style-name="P53"/>
      <text:p text:style-name="P62">Pacman:</text:p>
      <text:p text:style-name="P15"><text:span text:style-name="T12">Třída obsahující „handlery“ pohybu „</text:span><text:span text:style-name="T37">P</text:span><text:span text:style-name="T12">acmana“</text:span><text:span text:style-name="T25">(“OnAPress” atd.)</text:span></text:p>
      <text:p text:style-name="P63"/>
      <text:p text:style-name="P54">Zbylé třídy pouze uchovávají informace o názvu obrázku jejich skinu.</text:p>
      <text:p text:style-name="P56"><text:span text:style-name="T4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1T12:16:51.099000000</meta:creation-date>
    <dc:date>2021-09-21T16:28:28.845000000</dc:date>
    <meta:editing-duration>PT24M26S</meta:editing-duration>
    <meta:editing-cycles>4</meta:editing-cycles>
    <meta:generator>LibreOffice/7.2.1.2$Windows_X86_64 LibreOffice_project/87b77fad49947c1441b67c559c339af8f3517e22</meta:generator>
    <meta:document-statistic meta:table-count="0" meta:image-count="0" meta:object-count="0" meta:page-count="10" meta:paragraph-count="277" meta:word-count="1923" meta:character-count="14943" meta:non-whitespace-character-count="12591"/>
  </office:meta>
</office:document-meta>
</file>